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3" style:family="table-row">
      <style:table-row-properties style:min-row-height="2.0438in"/>
    </style:style>
    <style:style style:name="Table1.4" style:family="table-row">
      <style:table-row-properties style:min-row-height="0.2542in"/>
    </style:style>
    <style:style style:name="Table1.6" style:family="table-row">
      <style:table-row-properties style:min-row-height="0.3125in"/>
    </style:style>
    <style:style style:name="Table1.7" style:family="table-row">
      <style:table-row-properties style:min-row-height="2.2542in"/>
    </style:style>
    <style:style style:name="Table3" style:family="table">
      <style:table-properties style:width="6.875in" fo:margin-left="0.0563in" table:align="left"/>
    </style:style>
    <style:style style:name="Table3.A" style:family="table-column">
      <style:table-column-properties style:column-width="2.2604in"/>
    </style:style>
    <style:style style:name="Table3.B" style:family="table-column">
      <style:table-column-properties style:column-width="2.3021in"/>
    </style:style>
    <style:style style:name="Table3.C" style:family="table-column">
      <style:table-column-properties style:column-width="2.3125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3.4375in"/>
    </style:style>
    <style:style style:name="Table4.B" style:family="table-column">
      <style:table-column-properties style:column-width="3.4896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2.3083in"/>
    </style:style>
    <style:style style:name="Table7.B" style:family="table-column">
      <style:table-column-properties style:column-width="2.1917in"/>
    </style:style>
    <style:style style:name="Table7.C" style:family="table-column">
      <style:table-column-properties style:column-width="2.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weight="bold" officeooo:rsid="0013bf79" officeooo:paragraph-rsid="0013bf79" style:font-weight-asian="bold" style:font-weight-complex="bold"/>
    </style:style>
    <style:style style:name="P2" style:family="paragraph" style:parent-style-name="Table_20_Contents">
      <style:paragraph-properties fo:text-align="center" style:justify-single-word="false"/>
      <style:text-properties fo:font-weight="bold" officeooo:rsid="0013bf79" officeooo:paragraph-rsid="001e0a91" style:font-weight-asian="bold" style:font-weight-complex="bold"/>
    </style:style>
    <style:style style:name="P3" style:family="paragraph" style:parent-style-name="Table_20_Contents">
      <style:text-properties fo:font-weight="bold" officeooo:rsid="0015a9a5" officeooo:paragraph-rsid="0015a9a5" style:font-weight-asian="bold" style:font-weight-complex="bold"/>
    </style:style>
    <style:style style:name="P4" style:family="paragraph" style:parent-style-name="Table_20_Contents">
      <style:text-properties fo:font-weight="bold" officeooo:rsid="0014b43a" style:font-weight-asian="bold" style:font-weight-complex="bold"/>
    </style:style>
    <style:style style:name="P5" style:family="paragraph" style:parent-style-name="Table_20_Contents">
      <style:text-properties fo:font-weight="bold" officeooo:rsid="001e0a91" officeooo:paragraph-rsid="001e0a91" style:font-weight-asian="bold" style:font-weight-complex="bold"/>
    </style:style>
    <style:style style:name="P6" style:family="paragraph" style:parent-style-name="Table_20_Contents">
      <style:text-properties officeooo:rsid="0014b43a" officeooo:paragraph-rsid="0014b43a"/>
    </style:style>
    <style:style style:name="P7" style:family="paragraph" style:parent-style-name="Table_20_Contents">
      <style:paragraph-properties fo:text-align="center" style:justify-single-word="false"/>
      <style:text-properties style:text-underline-style="solid" style:text-underline-width="auto" style:text-underline-color="font-color" fo:font-weight="bold" officeooo:rsid="002b69ba" officeooo:paragraph-rsid="002b69ba" style:font-weight-asian="bold" style:font-weight-complex="bold"/>
    </style:style>
    <style:style style:name="P8" style:family="paragraph" style:parent-style-name="Table_20_Contents">
      <style:paragraph-properties fo:text-align="center" style:justify-single-word="false"/>
      <style:text-properties style:text-underline-style="solid" style:text-underline-width="auto" style:text-underline-color="font-color" fo:font-weight="bold" officeooo:rsid="002b69ba" officeooo:paragraph-rsid="002e58e9" style:font-weight-asian="bold" style:font-weight-complex="bold"/>
    </style:style>
    <style:style style:name="P9" style:family="paragraph" style:parent-style-name="Table_20_Contents">
      <style:paragraph-properties fo:text-align="center" style:justify-single-word="false"/>
      <style:text-properties style:text-underline-style="solid" style:text-underline-width="auto" style:text-underline-color="font-color" fo:font-weight="bold" officeooo:rsid="002b69ba" officeooo:paragraph-rsid="002b69ba" fo:background-color="#ffff00" style:font-weight-asian="bold" style:font-weight-complex="bold"/>
    </style:style>
    <style:style style:name="P10" style:family="paragraph" style:parent-style-name="Table_20_Contents">
      <style:paragraph-properties fo:text-align="center" style:justify-single-word="false"/>
      <style:text-properties style:text-underline-style="solid" style:text-underline-width="auto" style:text-underline-color="font-color" fo:font-weight="bold" officeooo:rsid="002b69ba" officeooo:paragraph-rsid="002f49e9" fo:background-color="#ffff00" style:font-weight-asian="bold" style:font-weight-complex="bold"/>
    </style:style>
    <style:style style:name="P11" style:family="paragraph" style:parent-style-name="Table_20_Contents">
      <style:text-properties style:text-underline-style="solid" style:text-underline-width="auto" style:text-underline-color="font-color" officeooo:rsid="002672dd" officeooo:paragraph-rsid="0027a5f2"/>
    </style:style>
    <style:style style:name="P12" style:family="paragraph" style:parent-style-name="Table_20_Contents">
      <style:text-properties fo:font-style="italic" style:text-underline-style="solid" style:text-underline-width="auto" style:text-underline-color="font-color" fo:font-weight="bold" officeooo:rsid="001da72b" officeooo:paragraph-rsid="001da72b" style:font-style-asian="italic" style:font-weight-asian="bold" style:font-style-complex="italic" style:font-weight-complex="bold"/>
    </style:style>
    <style:style style:name="P13" style:family="paragraph" style:parent-style-name="Table_20_Contents">
      <style:text-properties fo:font-size="12pt" fo:font-style="normal" style:text-underline-style="none" fo:font-weight="normal" officeooo:rsid="001ebdb5" officeooo:paragraph-rsid="001ebdb5" style:font-size-asian="10.5pt" style:font-style-asian="normal" style:font-weight-asian="normal" style:font-size-complex="12pt" style:font-style-complex="normal" style:font-weight-complex="normal"/>
    </style:style>
    <style:style style:name="P14" style:family="paragraph" style:parent-style-name="Table_20_Contents">
      <style:text-properties fo:font-size="12pt" fo:font-style="normal" style:text-underline-style="none" fo:font-weight="normal" officeooo:rsid="00208f0b" officeooo:paragraph-rsid="00208f0b" style:font-size-asian="10.5pt" style:font-style-asian="normal" style:font-weight-asian="normal" style:font-size-complex="12pt" style:font-style-complex="normal" style:font-weight-complex="normal"/>
    </style:style>
    <style:style style:name="P15" style:family="paragraph" style:parent-style-name="Table_20_Contents">
      <style:text-properties fo:font-size="12pt" fo:font-style="normal" style:text-underline-style="none" fo:font-weight="normal" officeooo:rsid="001da72b" officeooo:paragraph-rsid="001da72b" style:font-size-asian="12pt" style:font-style-asian="normal" style:font-weight-asian="normal" style:font-size-complex="12pt" style:font-style-complex="normal" style:font-weight-complex="normal"/>
    </style:style>
    <style:style style:name="P16" style:family="paragraph" style:parent-style-name="Table_20_Contents">
      <style:text-properties fo:font-size="12pt" fo:font-style="italic" style:text-underline-style="solid" style:text-underline-width="auto" style:text-underline-color="font-color" fo:font-weight="bold" officeooo:rsid="001da72b" officeooo:paragraph-rsid="001da72b" style:font-size-asian="10.5pt" style:font-style-asian="italic" style:font-weight-asian="bold" style:font-size-complex="12pt" style:font-style-complex="italic" style:font-weight-complex="bold"/>
    </style:style>
    <style:style style:name="P17" style:family="paragraph" style:parent-style-name="Table_20_Contents">
      <style:text-properties fo:font-size="12pt" fo:font-style="italic" style:text-underline-style="solid" style:text-underline-width="auto" style:text-underline-color="font-color" fo:font-weight="bold" officeooo:rsid="00208f0b" officeooo:paragraph-rsid="00208f0b" style:font-size-asian="12pt" style:font-style-asian="italic" style:font-weight-asian="bold" style:font-size-complex="12pt" style:font-style-complex="italic" style:font-weight-complex="bold"/>
    </style:style>
    <style:style style:name="P18" style:family="paragraph" style:parent-style-name="Table_20_Contents">
      <style:text-properties officeooo:rsid="001ebdb5" officeooo:paragraph-rsid="001ebdb5"/>
    </style:style>
    <style:style style:name="P19" style:family="paragraph" style:parent-style-name="Table_20_Contents">
      <style:paragraph-properties fo:text-align="center" style:justify-single-word="false"/>
      <style:text-properties officeooo:rsid="002258a7" officeooo:paragraph-rsid="00261be5"/>
    </style:style>
    <style:style style:name="P20" style:family="paragraph" style:parent-style-name="Table_20_Contents">
      <style:paragraph-properties fo:text-align="center" style:justify-single-word="false"/>
      <style:text-properties officeooo:rsid="00273d97" officeooo:paragraph-rsid="00261be5"/>
    </style:style>
    <style:style style:name="P21" style:family="paragraph" style:parent-style-name="Table_20_Contents">
      <style:text-properties officeooo:rsid="00273d97" officeooo:paragraph-rsid="00261be5"/>
    </style:style>
    <style:style style:name="P22" style:family="paragraph" style:parent-style-name="Table_20_Contents">
      <style:text-properties officeooo:rsid="0027fd2b" officeooo:paragraph-rsid="00261be5"/>
    </style:style>
    <style:style style:name="P23" style:family="paragraph" style:parent-style-name="Table_20_Contents">
      <style:text-properties officeooo:rsid="00280b0b" officeooo:paragraph-rsid="00261be5"/>
    </style:style>
    <style:style style:name="P24" style:family="paragraph" style:parent-style-name="Table_20_Contents">
      <style:text-properties officeooo:rsid="00299615" officeooo:paragraph-rsid="00261be5"/>
    </style:style>
    <style:style style:name="P25" style:family="paragraph" style:parent-style-name="Table_20_Contents">
      <style:paragraph-properties fo:text-align="center" style:justify-single-word="false"/>
      <style:text-properties fo:font-size="16pt" officeooo:rsid="003147ce" officeooo:paragraph-rsid="00322f84" style:font-size-asian="16pt" style:font-size-complex="16pt"/>
    </style:style>
    <style:style style:name="P26" style:family="paragraph" style:parent-style-name="Table_20_Contents">
      <style:paragraph-properties fo:text-align="center" style:justify-single-word="false"/>
      <style:text-properties fo:font-size="16pt" officeooo:rsid="003aadda" officeooo:paragraph-rsid="003aadda" style:font-size-asian="16pt" style:font-size-complex="16pt"/>
    </style:style>
    <style:style style:name="P27" style:family="paragraph" style:parent-style-name="Table_20_Contents">
      <style:paragraph-properties fo:text-align="center" style:justify-single-word="false"/>
      <style:text-properties fo:font-size="16pt" fo:font-weight="bold" officeooo:rsid="003147ce" officeooo:paragraph-rsid="003147ce" fo:background-color="#ffff66" style:font-size-asian="16pt" style:font-weight-asian="bold" style:font-size-complex="16pt" style:font-weight-complex="bold"/>
    </style:style>
    <style:style style:name="P28" style:family="paragraph" style:parent-style-name="Table_20_Contents">
      <style:paragraph-properties fo:text-align="center" style:justify-single-word="false"/>
      <style:text-properties fo:font-size="16pt" fo:font-weight="bold" officeooo:rsid="002b69ba" officeooo:paragraph-rsid="003147ce" fo:background-color="#ffff66" style:font-size-asian="16pt" style:font-weight-asian="bold" style:font-size-complex="16pt" style:font-weight-complex="bold"/>
    </style:style>
    <style:style style:name="P29" style:family="paragraph" style:parent-style-name="Table_20_Contents">
      <style:paragraph-properties fo:text-align="center" style:justify-single-word="false"/>
      <style:text-properties fo:font-size="16pt" fo:font-weight="bold" officeooo:rsid="002e58e9" officeooo:paragraph-rsid="003147ce" fo:background-color="#ffff66" style:font-size-asian="16pt" style:font-weight-asian="bold" style:font-size-complex="16pt" style:font-weight-complex="bold"/>
    </style:style>
    <style:style style:name="P30" style:family="paragraph" style:parent-style-name="Table_20_Contents">
      <style:text-properties fo:font-size="16pt" officeooo:rsid="003e121f" officeooo:paragraph-rsid="003e121f" fo:background-color="#ffff66" style:font-size-asian="16pt" style:font-size-complex="16pt"/>
    </style:style>
    <style:style style:name="P31" style:family="paragraph" style:parent-style-name="Table_20_Contents">
      <style:paragraph-properties fo:text-align="center" style:justify-single-word="false"/>
      <style:text-properties fo:font-size="14pt" fo:font-style="italic" style:text-underline-style="solid" style:text-underline-width="auto" style:text-underline-color="font-color" fo:font-weight="bold" officeooo:rsid="00273d97" officeooo:paragraph-rsid="00261be5" fo:background-color="#ffff00" style:font-size-asian="14pt" style:font-style-asian="italic" style:font-weight-asian="bold" style:font-size-complex="14pt" style:font-style-complex="italic" style:font-weight-complex="bold"/>
    </style:style>
    <style:style style:name="P32" style:family="paragraph" style:parent-style-name="Table_20_Contents">
      <style:paragraph-properties fo:text-align="center" style:justify-single-word="false"/>
      <style:text-properties fo:font-size="14pt" style:text-underline-style="solid" style:text-underline-width="auto" style:text-underline-color="font-color" fo:font-weight="normal" officeooo:rsid="00261be5" officeooo:paragraph-rsid="00261be5" style:font-size-asian="14pt" style:font-weight-asian="normal" style:font-size-complex="14pt" style:font-weight-complex="normal"/>
    </style:style>
    <style:style style:name="P33" style:family="paragraph" style:parent-style-name="Table_20_Contents">
      <style:paragraph-properties fo:text-align="center" style:justify-single-word="false"/>
      <style:text-properties fo:font-size="14pt" style:text-underline-style="solid" style:text-underline-width="auto" style:text-underline-color="font-color" fo:font-weight="bold" officeooo:rsid="003147ce" officeooo:paragraph-rsid="003147ce" style:font-size-asian="14pt" style:font-weight-asian="bold" style:font-size-complex="14pt" style:font-weight-complex="bold"/>
    </style:style>
    <style:style style:name="P34" style:family="paragraph" style:parent-style-name="Table_20_Contents">
      <style:paragraph-properties fo:text-align="center" style:justify-single-word="false"/>
      <style:text-properties fo:font-size="14pt" officeooo:rsid="002a8bfb" officeooo:paragraph-rsid="002a8bfb" style:font-size-asian="14pt" style:font-size-complex="14pt"/>
    </style:style>
    <style:style style:name="P35" style:family="paragraph" style:parent-style-name="Table_20_Contents">
      <style:paragraph-properties fo:text-align="center" style:justify-single-word="false"/>
      <style:text-properties fo:font-size="14pt" style:text-underline-style="none" fo:font-weight="normal" officeooo:rsid="003147ce" officeooo:paragraph-rsid="003147ce" style:font-size-asian="14pt" style:font-weight-asian="normal" style:font-size-complex="14pt" style:font-weight-complex="normal"/>
    </style:style>
    <style:style style:name="P36" style:family="paragraph" style:parent-style-name="Table_20_Contents">
      <style:text-properties style:text-underline-style="none" officeooo:rsid="001ebdb5" officeooo:paragraph-rsid="002672dd"/>
    </style:style>
    <style:style style:name="P37" style:family="paragraph" style:parent-style-name="Table_20_Contents">
      <style:text-properties officeooo:paragraph-rsid="0027a5f2"/>
    </style:style>
    <style:style style:name="P38" style:family="paragraph" style:parent-style-name="Table_20_Contents">
      <style:text-properties officeooo:paragraph-rsid="0028fbf5"/>
    </style:style>
    <style:style style:name="P39" style:family="paragraph" style:parent-style-name="Table_20_Contents">
      <style:text-properties officeooo:rsid="002a8bfb" officeooo:paragraph-rsid="002a8bfb"/>
    </style:style>
    <style:style style:name="P40" style:family="paragraph" style:parent-style-name="Table_20_Contents">
      <style:text-properties officeooo:rsid="002b69ba" officeooo:paragraph-rsid="002b69ba"/>
    </style:style>
    <style:style style:name="P41" style:family="paragraph" style:parent-style-name="Table_20_Contents">
      <style:text-properties officeooo:rsid="002b69ba" officeooo:paragraph-rsid="002e58e9"/>
    </style:style>
    <style:style style:name="P42" style:family="paragraph" style:parent-style-name="Table_20_Contents">
      <style:text-properties officeooo:rsid="002d1612" officeooo:paragraph-rsid="002d1612"/>
    </style:style>
    <style:style style:name="P43" style:family="paragraph" style:parent-style-name="Table_20_Contents">
      <style:text-properties officeooo:rsid="002e58e9" officeooo:paragraph-rsid="002e58e9"/>
    </style:style>
    <style:style style:name="P44" style:family="paragraph" style:parent-style-name="Table_20_Contents">
      <style:text-properties officeooo:rsid="002f49e9" officeooo:paragraph-rsid="002f49e9"/>
    </style:style>
    <style:style style:name="P45" style:family="paragraph" style:parent-style-name="Table_20_Contents">
      <style:text-properties officeooo:rsid="002f49e9" officeooo:paragraph-rsid="002f49e9" fo:background-color="#00ff66"/>
    </style:style>
    <style:style style:name="P46" style:family="paragraph" style:parent-style-name="Table_20_Contents">
      <style:text-properties officeooo:rsid="002d1612" officeooo:paragraph-rsid="002d1612" fo:background-color="#00ff66"/>
    </style:style>
    <style:style style:name="P47" style:family="paragraph" style:parent-style-name="Table_20_Contents">
      <style:text-properties officeooo:rsid="002b69ba" officeooo:paragraph-rsid="002b69ba" fo:background-color="#ffff00"/>
    </style:style>
    <style:style style:name="P48" style:family="paragraph" style:parent-style-name="Table_20_Contents">
      <style:text-properties officeooo:rsid="002b69ba" officeooo:paragraph-rsid="002d1612" fo:background-color="#ffff00"/>
    </style:style>
    <style:style style:name="P49" style:family="paragraph" style:parent-style-name="Table_20_Contents">
      <style:text-properties officeooo:rsid="002b69ba" officeooo:paragraph-rsid="002f49e9" fo:background-color="#ffff00"/>
    </style:style>
    <style:style style:name="P50" style:family="paragraph" style:parent-style-name="Table_20_Contents">
      <style:text-properties officeooo:rsid="002e58e9" officeooo:paragraph-rsid="002e58e9" fo:background-color="#ffff00"/>
    </style:style>
    <style:style style:name="P51" style:family="paragraph" style:parent-style-name="Table_20_Contents">
      <style:text-properties officeooo:rsid="002e58e9" officeooo:paragraph-rsid="002f49e9" fo:background-color="#ffff00"/>
    </style:style>
    <style:style style:name="P52" style:family="paragraph" style:parent-style-name="Table_20_Contents">
      <style:text-properties officeooo:rsid="003147ce" officeooo:paragraph-rsid="003147ce"/>
    </style:style>
    <style:style style:name="P53" style:family="paragraph" style:parent-style-name="Table_20_Contents">
      <style:paragraph-properties fo:text-align="center" style:justify-single-word="false"/>
      <style:text-properties officeooo:rsid="003147ce" officeooo:paragraph-rsid="00324fbe"/>
    </style:style>
    <style:style style:name="P54" style:family="paragraph" style:parent-style-name="Table_20_Contents">
      <style:paragraph-properties fo:text-align="center" style:justify-single-word="false"/>
      <style:text-properties officeooo:rsid="003147ce" officeooo:paragraph-rsid="00322f84"/>
    </style:style>
    <style:style style:name="P55" style:family="paragraph" style:parent-style-name="Table_20_Contents">
      <style:paragraph-properties fo:text-align="center" style:justify-single-word="false"/>
      <style:text-properties officeooo:rsid="003147ce" officeooo:paragraph-rsid="003147ce"/>
    </style:style>
    <style:style style:name="P56" style:family="paragraph" style:parent-style-name="Table_20_Contents">
      <style:text-properties officeooo:rsid="002e58e9" officeooo:paragraph-rsid="003147ce" fo:background-color="transparent"/>
    </style:style>
    <style:style style:name="P57" style:family="paragraph" style:parent-style-name="Table_20_Contents">
      <style:paragraph-properties fo:text-align="center" style:justify-single-word="false"/>
      <style:text-properties officeooo:rsid="002e58e9" officeooo:paragraph-rsid="003147ce" fo:background-color="transparent"/>
    </style:style>
    <style:style style:name="P58" style:family="paragraph" style:parent-style-name="Table_20_Contents">
      <style:text-properties officeooo:rsid="00322f84" officeooo:paragraph-rsid="00322f84"/>
    </style:style>
    <style:style style:name="P59" style:family="paragraph" style:parent-style-name="Table_20_Contents">
      <style:text-properties fo:font-size="11pt" officeooo:rsid="002b69ba" officeooo:paragraph-rsid="003147ce" fo:background-color="transparent" style:font-size-asian="11pt" style:font-size-complex="11pt"/>
    </style:style>
    <style:style style:name="P60" style:family="paragraph" style:parent-style-name="Table_20_Contents">
      <style:paragraph-properties fo:text-align="center" style:justify-single-word="false"/>
      <style:text-properties fo:font-size="11pt" officeooo:rsid="002b69ba" officeooo:paragraph-rsid="003147ce" fo:background-color="transparent" style:font-size-asian="11pt" style:font-size-complex="11pt"/>
    </style:style>
    <style:style style:name="P61" style:family="paragraph" style:parent-style-name="Table_20_Contents">
      <style:text-properties fo:font-size="11pt" officeooo:rsid="002e58e9" officeooo:paragraph-rsid="003147ce" fo:background-color="transparent" style:font-size-asian="11pt" style:font-size-complex="11pt"/>
    </style:style>
    <style:style style:name="P62" style:family="paragraph" style:parent-style-name="Table_20_Contents">
      <style:text-properties officeooo:rsid="0035135a" officeooo:paragraph-rsid="0035135a"/>
    </style:style>
    <style:style style:name="P63" style:family="paragraph" style:parent-style-name="Table_20_Contents">
      <style:paragraph-properties fo:text-align="center" style:justify-single-word="false"/>
      <style:text-properties officeooo:rsid="003aadda" officeooo:paragraph-rsid="003aadda"/>
    </style:style>
    <style:style style:name="P64" style:family="paragraph" style:parent-style-name="Table_20_Contents">
      <style:paragraph-properties fo:text-align="center" style:justify-single-word="false"/>
      <style:text-properties officeooo:rsid="003cad50" officeooo:paragraph-rsid="003cad50"/>
    </style:style>
    <style:style style:name="P65" style:family="paragraph" style:parent-style-name="Table_20_Contents">
      <style:text-properties officeooo:rsid="003e121f" officeooo:paragraph-rsid="003e121f"/>
    </style:style>
    <style:style style:name="P66" style:family="paragraph" style:parent-style-name="Table_20_Contents">
      <style:text-properties officeooo:rsid="0043cf37" officeooo:paragraph-rsid="0043cf37"/>
    </style:style>
    <style:style style:name="P67" style:family="paragraph" style:parent-style-name="Text_20_body">
      <style:text-properties officeooo:rsid="0010aaa6" officeooo:paragraph-rsid="0010aaa6"/>
    </style:style>
    <style:style style:name="P68" style:family="paragraph" style:parent-style-name="Text_20_body">
      <style:text-properties officeooo:rsid="0010aaa6" officeooo:paragraph-rsid="0013bf79"/>
    </style:style>
    <style:style style:name="P69" style:family="paragraph" style:parent-style-name="Text_20_body">
      <style:text-properties officeooo:rsid="0010aaa6" officeooo:paragraph-rsid="001292dd"/>
    </style:style>
    <style:style style:name="P70" style:family="paragraph" style:parent-style-name="Text_20_body">
      <style:text-properties officeooo:rsid="0013bf79" officeooo:paragraph-rsid="0013bf79"/>
    </style:style>
    <style:style style:name="P71" style:family="paragraph" style:parent-style-name="Text_20_body">
      <style:text-properties fo:font-weight="bold" officeooo:rsid="00228876" officeooo:paragraph-rsid="00228876" style:font-weight-asian="bold" style:font-weight-complex="bold"/>
    </style:style>
    <style:style style:name="P72" style:family="paragraph" style:parent-style-name="Text_20_body">
      <style:text-properties fo:font-weight="normal" officeooo:rsid="0023235f" officeooo:paragraph-rsid="0023235f" style:font-weight-asian="normal" style:font-weight-complex="normal"/>
    </style:style>
    <style:style style:name="P73" style:family="paragraph" style:parent-style-name="Text_20_body">
      <style:text-properties fo:font-weight="normal" officeooo:rsid="0073f30f" officeooo:paragraph-rsid="002a8bfb" style:font-weight-asian="normal" style:font-weight-complex="normal"/>
    </style:style>
    <style:style style:name="P74" style:family="paragraph" style:parent-style-name="Text_20_body">
      <style:text-properties fo:font-weight="normal" officeooo:rsid="0074c8e3" officeooo:paragraph-rsid="002a8bfb" style:font-weight-asian="normal" style:font-weight-complex="normal"/>
    </style:style>
    <style:style style:name="P75" style:family="paragraph" style:parent-style-name="Text_20_body">
      <style:text-properties fo:font-weight="normal" officeooo:rsid="00768251" officeooo:paragraph-rsid="002a8bfb" style:font-weight-asian="normal" style:font-weight-complex="normal"/>
    </style:style>
    <style:style style:name="P76" style:family="paragraph" style:parent-style-name="Text_20_body">
      <style:text-properties fo:font-weight="normal" officeooo:rsid="007c05f9" officeooo:paragraph-rsid="002a8bfb" style:font-weight-asian="normal" style:font-weight-complex="normal"/>
    </style:style>
    <style:style style:name="P77" style:family="paragraph" style:parent-style-name="Text_20_body">
      <style:text-properties officeooo:rsid="0024ecbe" officeooo:paragraph-rsid="0024ecbe"/>
    </style:style>
    <style:style style:name="P78" style:family="paragraph" style:parent-style-name="Text_20_body">
      <style:text-properties officeooo:paragraph-rsid="00261be5"/>
    </style:style>
    <style:style style:name="P79" style:family="paragraph" style:parent-style-name="Text_20_body">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80" style:family="paragraph" style:parent-style-name="Text_20_body">
      <style:text-properties officeooo:rsid="00232bb3" officeooo:paragraph-rsid="00261be5"/>
    </style:style>
    <style:style style:name="P81" style:family="paragraph" style:parent-style-name="Text_20_body">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82" style:family="paragraph" style:parent-style-name="Text_20_body">
      <style:text-properties fo:font-size="14pt" fo:font-weight="bold" officeooo:rsid="00232bb3" officeooo:paragraph-rsid="002fee58" style:font-size-asian="14pt" style:font-weight-asian="bold" style:font-size-complex="14pt" style:font-weight-complex="bold"/>
    </style:style>
    <style:style style:name="P83" style:family="paragraph" style:parent-style-name="Text_20_body">
      <style:text-properties fo:font-size="14pt" fo:font-style="normal" fo:font-weight="bold" officeooo:rsid="0030a885" officeooo:paragraph-rsid="0030a885" fo:background-color="#00ff66" style:font-size-asian="14pt" style:font-style-asian="normal" style:font-weight-asian="bold" style:font-size-complex="14pt" style:font-style-complex="normal" style:font-weight-complex="bold"/>
    </style:style>
    <style:style style:name="P84" style:family="paragraph" style:parent-style-name="Text_20_body">
      <style:text-properties fo:font-size="14pt" fo:font-style="normal" fo:font-weight="bold" officeooo:rsid="0030a885" officeooo:paragraph-rsid="003cad50" fo:background-color="#00ff66" style:font-size-asian="14pt" style:font-style-asian="normal" style:font-weight-asian="bold" style:font-size-complex="14pt" style:font-style-complex="normal" style:font-weight-complex="bold"/>
    </style:style>
    <style:style style:name="P85" style:family="paragraph" style:parent-style-name="Standard">
      <style:text-properties style:text-underline-style="solid" style:text-underline-width="auto" style:text-underline-color="font-color" officeooo:rsid="0031655f" officeooo:paragraph-rsid="0030a885"/>
    </style:style>
    <style:style style:name="P86" style:family="paragraph" style:parent-style-name="Standard">
      <style:text-properties style:text-underline-style="solid" style:text-underline-width="auto" style:text-underline-color="font-color" fo:font-weight="bold" officeooo:rsid="002a4065" officeooo:paragraph-rsid="0029aad7" style:font-weight-asian="bold" style:font-weight-complex="bold"/>
    </style:style>
    <style:style style:name="P87" style:family="paragraph" style:parent-style-name="Standard">
      <style:text-properties style:text-underline-style="solid" style:text-underline-width="auto" style:text-underline-color="font-color" fo:font-weight="bold" officeooo:rsid="002672dd" officeooo:paragraph-rsid="002672dd" style:font-weight-asian="bold" style:font-weight-complex="bold"/>
    </style:style>
    <style:style style:name="P88" style:family="paragraph" style:parent-style-name="Standard">
      <style:text-properties style:text-underline-style="solid" style:text-underline-width="auto" style:text-underline-color="font-color" officeooo:rsid="002fbada" officeooo:paragraph-rsid="003df6cc"/>
    </style:style>
    <style:style style:name="P89" style:family="paragraph" style:parent-style-name="Standard">
      <style:text-properties style:text-underline-style="solid" style:text-underline-width="auto" style:text-underline-color="font-color" officeooo:rsid="002fbada" officeooo:paragraph-rsid="005027a1"/>
    </style:style>
    <style:style style:name="P90" style:family="paragraph" style:parent-style-name="Standard">
      <style:text-properties style:text-underline-style="solid" style:text-underline-width="auto" style:text-underline-color="font-color" officeooo:rsid="00220b34" officeooo:paragraph-rsid="00208f0b"/>
    </style:style>
    <style:style style:name="P91" style:family="paragraph" style:parent-style-name="Standard">
      <style:text-properties style:text-underline-style="solid" style:text-underline-width="auto" style:text-underline-color="font-color" fo:font-weight="normal" officeooo:rsid="00232bb3" officeooo:paragraph-rsid="00208f0b" style:font-weight-asian="normal" style:font-weight-complex="normal"/>
    </style:style>
    <style:style style:name="P92" style:family="paragraph" style:parent-style-name="Standard">
      <style:text-properties style:text-underline-style="solid" style:text-underline-width="auto" style:text-underline-color="font-color" fo:font-weight="normal" officeooo:rsid="002a8bfb" officeooo:paragraph-rsid="002a8bfb" style:font-weight-asian="normal" style:font-weight-complex="normal"/>
    </style:style>
    <style:style style:name="P93" style:family="paragraph" style:parent-style-name="Standard">
      <style:text-properties style:text-underline-style="solid" style:text-underline-width="auto" style:text-underline-color="font-color" officeooo:rsid="00261be5" officeooo:paragraph-rsid="00261be5"/>
    </style:style>
    <style:style style:name="P94" style:family="paragraph" style:parent-style-name="Standard">
      <style:text-properties style:text-underline-style="solid" style:text-underline-width="auto" style:text-underline-color="font-color" officeooo:rsid="002672dd" officeooo:paragraph-rsid="002672dd"/>
    </style:style>
    <style:style style:name="P95" style:family="paragraph" style:parent-style-name="Standard">
      <style:text-properties style:text-underline-style="solid" style:text-underline-width="auto" style:text-underline-color="font-color" officeooo:rsid="0024e093" officeooo:paragraph-rsid="002672dd"/>
    </style:style>
    <style:style style:name="P96" style:family="paragraph" style:parent-style-name="Standard">
      <style:text-properties style:text-underline-style="solid" style:text-underline-width="auto" style:text-underline-color="font-color" officeooo:rsid="003df6cc" officeooo:paragraph-rsid="003df6cc"/>
    </style:style>
    <style:style style:name="P97" style:family="paragraph" style:parent-style-name="Standard">
      <style:text-properties style:text-underline-style="solid" style:text-underline-width="auto" style:text-underline-color="font-color" officeooo:rsid="002fd30a" officeooo:paragraph-rsid="001da72b"/>
    </style:style>
    <style:style style:name="P98" style:family="paragraph" style:parent-style-name="Standard">
      <style:text-properties officeooo:rsid="00232bb3" officeooo:paragraph-rsid="001da72b"/>
    </style:style>
    <style:style style:name="P99" style:family="paragraph" style:parent-style-name="Standard">
      <style:text-properties officeooo:rsid="00232bb3" officeooo:paragraph-rsid="00208f0b"/>
    </style:style>
    <style:style style:name="P100" style:family="paragraph" style:parent-style-name="Standard">
      <style:text-properties officeooo:rsid="0024e093" officeooo:paragraph-rsid="002672dd"/>
    </style:style>
    <style:style style:name="P101" style:family="paragraph" style:parent-style-name="Standard">
      <style:text-properties officeooo:rsid="002823c7" officeooo:paragraph-rsid="001da72b"/>
    </style:style>
    <style:style style:name="P102" style:family="paragraph" style:parent-style-name="Standard">
      <style:text-properties officeooo:rsid="002823c7" officeooo:paragraph-rsid="0027a5f2"/>
    </style:style>
    <style:style style:name="P103" style:family="paragraph" style:parent-style-name="Standard">
      <style:text-properties fo:font-weight="bold" officeooo:rsid="0032a7f9" officeooo:paragraph-rsid="001da72b" style:font-weight-asian="bold" style:font-weight-complex="bold"/>
    </style:style>
    <style:style style:name="P104" style:family="paragraph" style:parent-style-name="Standard">
      <style:text-properties fo:font-weight="bold" officeooo:rsid="001da72b" officeooo:paragraph-rsid="001da72b" style:font-weight-asian="bold" style:font-weight-complex="bold"/>
    </style:style>
    <style:style style:name="P105" style:family="paragraph" style:parent-style-name="Standard">
      <style:text-properties fo:font-weight="bold" officeooo:rsid="002823c7" officeooo:paragraph-rsid="001da72b" style:font-weight-asian="bold" style:font-weight-complex="bold"/>
    </style:style>
    <style:style style:name="P106" style:family="paragraph" style:parent-style-name="Standard">
      <style:text-properties fo:font-weight="bold" officeooo:rsid="0029aad7" officeooo:paragraph-rsid="0028fbf5" style:font-weight-asian="bold" style:font-weight-complex="bold"/>
    </style:style>
    <style:style style:name="P107" style:family="paragraph" style:parent-style-name="Standard">
      <style:text-properties fo:font-weight="bold" officeooo:rsid="002a4065" officeooo:paragraph-rsid="0028fbf5" style:font-weight-asian="bold" style:font-weight-complex="bold"/>
    </style:style>
    <style:style style:name="P108" style:family="paragraph" style:parent-style-name="Standard">
      <style:text-properties officeooo:rsid="002bf826" officeooo:paragraph-rsid="0028fbf5"/>
    </style:style>
    <style:style style:name="P109" style:family="paragraph" style:parent-style-name="Standard">
      <style:text-properties officeooo:rsid="002a4065" officeooo:paragraph-rsid="0028fbf5"/>
    </style:style>
    <style:style style:name="P110" style:family="paragraph" style:parent-style-name="Standard">
      <style:text-properties officeooo:paragraph-rsid="0036ddfb"/>
    </style:style>
    <style:style style:name="P111" style:family="paragraph" style:parent-style-name="Standard">
      <style:text-properties officeooo:rsid="002fd30a" officeooo:paragraph-rsid="001da72b"/>
    </style:style>
    <style:style style:name="P112" style:family="paragraph" style:parent-style-name="Standard">
      <style:text-properties officeooo:rsid="0031655f" officeooo:paragraph-rsid="003f70d7"/>
    </style:style>
    <style:style style:name="P113" style:family="paragraph" style:parent-style-name="Standard">
      <style:text-properties officeooo:rsid="0031655f" officeooo:paragraph-rsid="003feda6"/>
    </style:style>
    <style:style style:name="P114" style:family="paragraph" style:parent-style-name="Standard">
      <style:text-properties officeooo:rsid="0031655f" officeooo:paragraph-rsid="0030a885"/>
    </style:style>
    <style:style style:name="P115" style:family="paragraph" style:parent-style-name="Standard">
      <style:text-properties fo:font-weight="normal" officeooo:rsid="0031655f" officeooo:paragraph-rsid="00452938" style:font-weight-asian="normal" style:font-weight-complex="normal"/>
    </style:style>
    <style:style style:name="P116" style:family="paragraph" style:parent-style-name="Standard">
      <style:text-properties fo:font-weight="normal" officeooo:rsid="00232bb3" officeooo:paragraph-rsid="0022d829" style:font-weight-asian="normal" style:font-weight-complex="normal"/>
    </style:style>
    <style:style style:name="P117" style:family="paragraph" style:parent-style-name="Standard">
      <style:text-properties fo:font-weight="normal" officeooo:rsid="0022d829" officeooo:paragraph-rsid="0022d829" style:font-weight-asian="normal" style:font-weight-complex="normal"/>
    </style:style>
    <style:style style:name="P118" style:family="paragraph" style:parent-style-name="Standard">
      <style:text-properties fo:font-weight="normal" officeooo:rsid="0022d829" officeooo:paragraph-rsid="0023235f" style:font-weight-asian="normal" style:font-weight-complex="normal"/>
    </style:style>
    <style:style style:name="P119" style:family="paragraph" style:parent-style-name="Standard">
      <style:text-properties fo:font-weight="normal" officeooo:rsid="002672dd" officeooo:paragraph-rsid="002672dd" style:font-weight-asian="normal" style:font-weight-complex="normal"/>
    </style:style>
    <style:style style:name="P120" style:family="paragraph" style:parent-style-name="Standard">
      <style:text-properties fo:font-weight="normal" officeooo:rsid="002a8bfb" officeooo:paragraph-rsid="002a8bfb" style:font-weight-asian="normal" style:font-weight-complex="normal"/>
    </style:style>
    <style:style style:name="P121" style:family="paragraph" style:parent-style-name="Standard">
      <style:text-properties officeooo:paragraph-rsid="001da72b"/>
    </style:style>
    <style:style style:name="P122" style:family="paragraph" style:parent-style-name="Standard">
      <style:text-properties fo:font-style="italic" style:text-underline-style="solid" style:text-underline-width="auto" style:text-underline-color="font-color" fo:font-weight="bold" officeooo:rsid="001ebdb5" officeooo:paragraph-rsid="001ebdb5" style:font-style-asian="italic" style:font-weight-asian="bold" style:font-style-complex="italic" style:font-weight-complex="bold"/>
    </style:style>
    <style:style style:name="P123" style:family="paragraph" style:parent-style-name="Standard">
      <style:text-properties fo:font-style="italic" style:text-underline-style="solid" style:text-underline-width="auto" style:text-underline-color="font-color" fo:font-weight="bold" officeooo:rsid="00208f0b" officeooo:paragraph-rsid="00208f0b" style:font-style-asian="italic" style:font-weight-asian="bold" style:font-style-complex="italic" style:font-weight-complex="bold"/>
    </style:style>
    <style:style style:name="P124" style:family="paragraph" style:parent-style-name="Standard">
      <style:text-properties fo:font-style="italic" style:text-underline-style="solid" style:text-underline-width="auto" style:text-underline-color="font-color" fo:font-weight="bold" officeooo:rsid="00226160" officeooo:paragraph-rsid="00226160" style:font-style-asian="italic" style:font-weight-asian="bold" style:font-style-complex="italic" style:font-weight-complex="bold"/>
    </style:style>
    <style:style style:name="P125" style:family="paragraph" style:parent-style-name="Standard">
      <style:text-properties fo:font-style="italic" style:text-underline-style="solid" style:text-underline-width="auto" style:text-underline-color="font-color" fo:font-weight="bold" officeooo:rsid="00228876" officeooo:paragraph-rsid="00228876" style:font-style-asian="italic" style:font-weight-asian="bold" style:font-style-complex="italic" style:font-weight-complex="bold"/>
    </style:style>
    <style:style style:name="P126" style:family="paragraph" style:parent-style-name="Standard">
      <style:text-properties fo:font-style="italic" style:text-underline-style="solid" style:text-underline-width="auto" style:text-underline-color="font-color" fo:font-weight="bold" officeooo:rsid="0022d829" officeooo:paragraph-rsid="0022d829" style:font-style-asian="italic" style:font-weight-asian="bold" style:font-style-complex="italic" style:font-weight-complex="bold"/>
    </style:style>
    <style:style style:name="P127" style:family="paragraph" style:parent-style-name="Standard">
      <style:text-properties fo:font-style="italic" style:text-underline-style="solid" style:text-underline-width="auto" style:text-underline-color="font-color" fo:font-weight="bold" officeooo:rsid="0022d829" officeooo:paragraph-rsid="0023235f" style:font-style-asian="italic" style:font-weight-asian="bold" style:font-style-complex="italic" style:font-weight-complex="bold"/>
    </style:style>
    <style:style style:name="P128" style:family="paragraph" style:parent-style-name="Standard">
      <style:text-properties fo:font-style="italic" style:text-underline-style="solid" style:text-underline-width="auto" style:text-underline-color="font-color" fo:font-weight="bold" officeooo:rsid="0023235f" officeooo:paragraph-rsid="0023235f" style:font-style-asian="italic" style:font-weight-asian="bold" style:font-style-complex="italic" style:font-weight-complex="bold"/>
    </style:style>
    <style:style style:name="P129" style:family="paragraph" style:parent-style-name="Standard">
      <style:text-properties fo:font-style="normal" style:text-underline-style="none" fo:font-weight="normal" officeooo:rsid="001ebdb5" officeooo:paragraph-rsid="001ebdb5" style:font-style-asian="normal" style:font-weight-asian="normal" style:font-style-complex="normal" style:font-weight-complex="normal"/>
    </style:style>
    <style:style style:name="P130" style:family="paragraph" style:parent-style-name="Standard">
      <style:text-properties fo:font-style="normal" style:text-underline-style="none" fo:font-weight="normal" officeooo:rsid="00208f0b" officeooo:paragraph-rsid="00208f0b" style:font-style-asian="normal" style:font-weight-asian="normal" style:font-style-complex="normal" style:font-weight-complex="normal"/>
    </style:style>
    <style:style style:name="P131" style:family="paragraph" style:parent-style-name="Standard">
      <style:text-properties fo:font-style="normal" style:text-underline-style="none" fo:font-weight="normal" officeooo:rsid="00208f0b" officeooo:paragraph-rsid="002672dd" style:font-style-asian="normal" style:font-weight-asian="normal" style:font-style-complex="normal" style:font-weight-complex="normal"/>
    </style:style>
    <style:style style:name="P132" style:family="paragraph" style:parent-style-name="Standard">
      <style:text-properties fo:font-style="normal" style:text-underline-style="none" fo:font-weight="bold" officeooo:rsid="00232bb3" officeooo:paragraph-rsid="00208f0b" style:font-style-asian="normal" style:font-weight-asian="bold" style:font-style-complex="normal" style:font-weight-complex="bold"/>
    </style:style>
    <style:style style:name="P133" style:family="paragraph" style:parent-style-name="Standard">
      <style:text-properties fo:font-style="normal" officeooo:rsid="002a8bfb" officeooo:paragraph-rsid="002a8bfb" style:font-style-asian="normal" style:font-style-complex="normal"/>
    </style:style>
    <style:style style:name="P134" style:family="paragraph" style:parent-style-name="Standard">
      <style:text-properties officeooo:rsid="000df66a" officeooo:paragraph-rsid="000df66a"/>
    </style:style>
    <style:style style:name="P135" style:family="paragraph" style:parent-style-name="Standard">
      <style:text-properties officeooo:rsid="00220b34" officeooo:paragraph-rsid="00208f0b"/>
    </style:style>
    <style:style style:name="P136" style:family="paragraph" style:parent-style-name="Standard">
      <style:text-properties officeooo:rsid="00226160" officeooo:paragraph-rsid="00226160"/>
    </style:style>
    <style:style style:name="P137" style:family="paragraph" style:parent-style-name="Standard">
      <style:text-properties officeooo:rsid="00228876" officeooo:paragraph-rsid="00228876"/>
    </style:style>
    <style:style style:name="P138" style:family="paragraph" style:parent-style-name="Standard">
      <style:text-properties fo:font-size="16pt" style:text-underline-style="solid" style:text-underline-width="auto" style:text-underline-color="font-color" fo:font-weight="bold" officeooo:rsid="003cad50" officeooo:paragraph-rsid="003cad50" style:font-size-asian="16pt" style:font-weight-asian="bold" style:font-size-complex="16pt" style:font-weight-complex="bold"/>
    </style:style>
    <style:style style:name="P139" style:family="paragraph" style:parent-style-name="Standard">
      <style:text-properties fo:font-size="16pt" style:text-underline-style="solid" style:text-underline-width="auto" style:text-underline-color="font-color" fo:font-weight="bold" officeooo:rsid="004a7d00" officeooo:paragraph-rsid="004a7d00" style:font-size-asian="16pt" style:font-weight-asian="bold" style:font-size-complex="16pt" style:font-weight-complex="bold"/>
    </style:style>
    <style:style style:name="P140" style:family="paragraph" style:parent-style-name="Standard">
      <style:text-properties fo:font-size="16pt" fo:font-style="italic" style:text-underline-style="solid" style:text-underline-width="auto" style:text-underline-color="font-color" fo:font-weight="bold" officeooo:rsid="0032a7f9" officeooo:paragraph-rsid="003aadda" style:font-size-asian="16pt" style:font-style-asian="italic" style:font-weight-asian="bold" style:font-size-complex="16pt" style:font-style-complex="italic" style:font-weight-complex="bold"/>
    </style:style>
    <style:style style:name="P141" style:family="paragraph" style:parent-style-name="Standard">
      <style:text-properties officeooo:paragraph-rsid="00261be5"/>
    </style:style>
    <style:style style:name="P142" style:family="paragraph" style:parent-style-name="Standard">
      <style:text-properties officeooo:rsid="00261be5" officeooo:paragraph-rsid="00261be5"/>
    </style:style>
    <style:style style:name="P143" style:family="paragraph" style:parent-style-name="Standard">
      <style:text-properties fo:font-size="14pt" fo:font-style="italic" style:text-underline-style="solid" style:text-underline-width="auto" style:text-underline-color="font-color" fo:font-weight="bold" officeooo:rsid="00261be5" officeooo:paragraph-rsid="00261be5" style:font-size-asian="14pt" style:font-style-asian="italic" style:font-weight-asian="bold" style:font-size-complex="14pt" style:font-style-complex="italic" style:font-weight-complex="bold"/>
    </style:style>
    <style:style style:name="P144" style:family="paragraph" style:parent-style-name="Standard">
      <style:text-properties fo:font-size="14pt" fo:font-style="italic" style:text-underline-style="solid" style:text-underline-width="auto" style:text-underline-color="font-color" fo:font-weight="bold" officeooo:rsid="00261be5" officeooo:paragraph-rsid="00261be5" fo:background-color="#ffff00" style:font-size-asian="14pt" style:font-style-asian="italic" style:font-weight-asian="bold" style:font-size-complex="14pt" style:font-style-complex="italic" style:font-weight-complex="bold"/>
    </style:style>
    <style:style style:name="P145" style:family="paragraph" style:parent-style-name="Standard">
      <style:text-properties fo:font-size="14pt" fo:font-style="italic" fo:font-weight="bold" officeooo:rsid="002fee58" officeooo:paragraph-rsid="002fee58" style:font-size-asian="14pt" style:font-style-asian="italic" style:font-weight-asian="bold" style:font-size-complex="14pt" style:font-style-complex="italic" style:font-weight-complex="bold"/>
    </style:style>
    <style:style style:name="P146" style:family="paragraph" style:parent-style-name="Standard">
      <style:text-properties fo:font-size="14pt" fo:font-style="italic" style:text-underline-style="none" fo:font-weight="bold" officeooo:rsid="0028fbf5" officeooo:paragraph-rsid="0028fbf5" style:font-size-asian="14pt" style:font-style-asian="italic" style:font-weight-asian="bold" style:font-size-complex="14pt" style:font-style-complex="italic" style:font-weight-complex="bold"/>
    </style:style>
    <style:style style:name="P147" style:family="paragraph" style:parent-style-name="Standard">
      <style:text-properties fo:font-size="14pt" style:text-underline-style="none" fo:font-weight="bold" officeooo:rsid="00293c09" officeooo:paragraph-rsid="003cad50" style:font-size-asian="14pt" style:font-weight-asian="bold" style:font-size-complex="14pt" style:font-weight-complex="bold"/>
    </style:style>
    <style:style style:name="P148" style:family="paragraph" style:parent-style-name="Standard">
      <style:text-properties fo:font-size="14pt" officeooo:rsid="002b69ba" officeooo:paragraph-rsid="002b69ba" fo:background-color="#ffff00" style:font-size-asian="14pt" style:font-size-complex="14pt"/>
    </style:style>
    <style:style style:name="P149" style:family="paragraph" style:parent-style-name="Standard">
      <style:text-properties fo:font-size="14pt" style:text-underline-style="solid" style:text-underline-width="auto" style:text-underline-color="font-color" officeooo:rsid="002b69ba" officeooo:paragraph-rsid="002b69ba" fo:background-color="#ffff00" style:font-size-asian="14pt" style:font-size-complex="14pt"/>
    </style:style>
    <style:style style:name="P150" style:family="paragraph" style:parent-style-name="Standard">
      <style:text-properties fo:font-size="14pt" style:text-underline-style="solid" style:text-underline-width="auto" style:text-underline-color="font-color" fo:font-weight="bold" officeooo:rsid="002fee58" officeooo:paragraph-rsid="002fee58" style:font-size-asian="14pt" style:font-weight-asian="bold" style:font-size-complex="14pt" style:font-weight-complex="bold"/>
    </style:style>
    <style:style style:name="P151" style:family="paragraph" style:parent-style-name="Standard">
      <style:text-properties fo:font-size="14pt" style:text-underline-style="solid" style:text-underline-width="auto" style:text-underline-color="font-color" fo:font-weight="bold" officeooo:rsid="00232bb3" officeooo:paragraph-rsid="003f70d7" style:font-size-asian="14pt" style:font-weight-asian="bold" style:font-size-complex="14pt" style:font-weight-complex="bold"/>
    </style:style>
    <style:style style:name="P152" style:family="paragraph" style:parent-style-name="Standard">
      <style:text-properties fo:font-size="14pt" style:text-underline-style="solid" style:text-underline-width="auto" style:text-underline-color="font-color" fo:font-weight="bold" officeooo:rsid="0041dd07" officeooo:paragraph-rsid="0041dd07" style:font-size-asian="14pt" style:font-weight-asian="bold" style:font-size-complex="14pt" style:font-weight-complex="bold"/>
    </style:style>
    <style:style style:name="P153" style:family="paragraph" style:parent-style-name="Standard">
      <style:text-properties fo:font-size="14pt" fo:font-weight="bold" officeooo:rsid="00293c09" officeooo:paragraph-rsid="001da72b" style:font-size-asian="14pt" style:font-weight-asian="bold" style:font-size-complex="14pt" style:font-weight-complex="bold"/>
    </style:style>
    <style:style style:name="P154" style:family="paragraph" style:parent-style-name="Standard">
      <style:text-properties fo:font-size="14pt" fo:font-weight="bold" officeooo:rsid="00293c09" officeooo:paragraph-rsid="002fee58" style:font-size-asian="14pt" style:font-weight-asian="bold" style:font-size-complex="14pt" style:font-weight-complex="bold"/>
    </style:style>
    <style:style style:name="P155" style:family="paragraph" style:parent-style-name="Standard">
      <style:text-properties fo:font-size="14pt" fo:font-weight="bold" officeooo:rsid="00293c09" officeooo:paragraph-rsid="003cad50" style:font-size-asian="14pt" style:font-weight-asian="bold" style:font-size-complex="14pt" style:font-weight-complex="bold"/>
    </style:style>
    <style:style style:name="P156" style:family="paragraph" style:parent-style-name="Standard">
      <style:text-properties fo:font-size="14pt" fo:font-weight="bold" officeooo:rsid="002fee58" officeooo:paragraph-rsid="002fee58" style:font-size-asian="14pt" style:font-weight-asian="bold" style:font-size-complex="14pt" style:font-weight-complex="bold"/>
    </style:style>
    <style:style style:name="P157" style:family="paragraph" style:parent-style-name="Standard">
      <style:text-properties fo:font-size="14pt" fo:font-weight="bold" officeooo:rsid="00232bb3" officeooo:paragraph-rsid="003cad50" style:font-size-asian="14pt" style:font-weight-asian="bold" style:font-size-complex="14pt" style:font-weight-complex="bold"/>
    </style:style>
    <style:style style:name="P158" style:family="paragraph" style:parent-style-name="Standard">
      <style:text-properties fo:font-size="14pt" fo:font-weight="bold" officeooo:rsid="0032b892" officeooo:paragraph-rsid="001da72b" style:font-size-asian="14pt" style:font-weight-asian="bold" style:font-size-complex="14pt" style:font-weight-complex="bold"/>
    </style:style>
    <style:style style:name="P159" style:family="paragraph" style:parent-style-name="Standard">
      <style:text-properties officeooo:rsid="002672dd" officeooo:paragraph-rsid="002672dd"/>
    </style:style>
    <style:style style:name="P160" style:family="paragraph" style:parent-style-name="Standard">
      <style:text-properties style:text-underline-style="none" fo:font-weight="normal" officeooo:rsid="002672dd" officeooo:paragraph-rsid="002672dd" style:font-weight-asian="normal" style:font-weight-complex="normal"/>
    </style:style>
    <style:style style:name="P161" style:family="paragraph" style:parent-style-name="Standard">
      <style:text-properties style:text-underline-style="none" fo:font-weight="normal" officeooo:rsid="003df6cc" officeooo:paragraph-rsid="003df6cc" style:font-weight-asian="normal" style:font-weight-complex="normal"/>
    </style:style>
    <style:style style:name="P162" style:family="paragraph" style:parent-style-name="Standard">
      <style:text-properties style:text-underline-style="none" fo:font-weight="normal" officeooo:rsid="003e121f" officeooo:paragraph-rsid="003e121f" style:font-weight-asian="normal" style:font-weight-complex="normal"/>
    </style:style>
    <style:style style:name="P163" style:family="paragraph" style:parent-style-name="Standard">
      <style:text-properties style:text-underline-style="none" officeooo:rsid="003e121f" officeooo:paragraph-rsid="003e121f"/>
    </style:style>
    <style:style style:name="P164" style:family="paragraph" style:parent-style-name="Standard">
      <style:text-properties style:text-underline-style="none" officeooo:rsid="002fbada" officeooo:paragraph-rsid="003147ce"/>
    </style:style>
    <style:style style:name="P165" style:family="paragraph" style:parent-style-name="Standard">
      <style:text-properties style:text-underline-style="none" officeooo:rsid="002fbada" officeooo:paragraph-rsid="003e121f"/>
    </style:style>
    <style:style style:name="P166" style:family="paragraph" style:parent-style-name="Standard">
      <style:text-properties style:text-underline-style="none" officeooo:rsid="002fbada" officeooo:paragraph-rsid="003df6cc"/>
    </style:style>
    <style:style style:name="P167" style:family="paragraph" style:parent-style-name="Standard">
      <style:text-properties style:text-underline-style="none" officeooo:rsid="0036ddfb" officeooo:paragraph-rsid="0036ddfb"/>
    </style:style>
    <style:style style:name="P168" style:family="paragraph" style:parent-style-name="Standard">
      <style:text-properties style:text-underline-style="none" officeooo:rsid="002fd30a" officeooo:paragraph-rsid="0036ddfb"/>
    </style:style>
    <style:style style:name="P169" style:family="paragraph" style:parent-style-name="Standard">
      <style:text-properties style:text-underline-style="none" officeooo:rsid="002fd30a" officeooo:paragraph-rsid="002fee58"/>
    </style:style>
    <style:style style:name="P170" style:family="paragraph" style:parent-style-name="Standard">
      <style:text-properties style:text-underline-style="none" officeooo:rsid="0032a7f9" officeooo:paragraph-rsid="0038fc17"/>
    </style:style>
    <style:style style:name="P171" style:family="paragraph" style:parent-style-name="Standard">
      <style:text-properties style:text-underline-style="none" officeooo:rsid="002fee58" officeooo:paragraph-rsid="003cad50"/>
    </style:style>
    <style:style style:name="P172" style:family="paragraph" style:parent-style-name="Standard">
      <style:text-properties style:text-underline-style="none" officeooo:rsid="0031655f" officeooo:paragraph-rsid="001da72b"/>
    </style:style>
    <style:style style:name="P173" style:family="paragraph" style:parent-style-name="Standard">
      <style:text-properties style:text-underline-style="none" officeooo:rsid="003feda6" officeooo:paragraph-rsid="003f70d7"/>
    </style:style>
    <style:style style:name="P174" style:family="paragraph" style:parent-style-name="Standard">
      <style:text-properties style:text-underline-style="none" officeooo:rsid="003feda6" officeooo:paragraph-rsid="003feda6"/>
    </style:style>
    <style:style style:name="P175" style:family="paragraph" style:parent-style-name="Standard">
      <style:text-properties style:text-underline-style="none" officeooo:rsid="0032b892" officeooo:paragraph-rsid="001da72b"/>
    </style:style>
    <style:style style:name="P176" style:family="paragraph" style:parent-style-name="Standard">
      <style:text-properties style:text-underline-style="none" officeooo:rsid="002e7729" officeooo:paragraph-rsid="0030a885"/>
    </style:style>
    <style:style style:name="P177" style:family="paragraph" style:parent-style-name="Standard">
      <style:text-properties style:text-underline-style="none" officeooo:rsid="004a7d00" officeooo:paragraph-rsid="004a7d00"/>
    </style:style>
    <style:style style:name="P178" style:family="paragraph" style:parent-style-name="Standard">
      <style:text-properties style:text-underline-style="none" officeooo:rsid="005027a1" officeooo:paragraph-rsid="005027a1"/>
    </style:style>
    <style:style style:name="P179" style:family="paragraph" style:parent-style-name="Standard">
      <style:text-properties officeooo:rsid="0027a5f2" officeooo:paragraph-rsid="0027a5f2"/>
    </style:style>
    <style:style style:name="P180" style:family="paragraph" style:parent-style-name="Standard">
      <style:text-properties officeooo:rsid="00281377" officeooo:paragraph-rsid="00281377"/>
    </style:style>
    <style:style style:name="P181" style:family="paragraph" style:parent-style-name="Standard">
      <style:text-properties officeooo:rsid="0029aad7" officeooo:paragraph-rsid="0029aad7"/>
    </style:style>
    <style:style style:name="P182" style:family="paragraph" style:parent-style-name="Standard">
      <style:text-properties officeooo:rsid="002a8bfb" officeooo:paragraph-rsid="002a8bfb"/>
    </style:style>
    <style:style style:name="P183" style:family="paragraph" style:parent-style-name="Standard">
      <style:text-properties officeooo:rsid="002fee58" officeooo:paragraph-rsid="003cad50"/>
    </style:style>
    <style:style style:name="P184" style:family="paragraph" style:parent-style-name="Standard">
      <style:text-properties officeooo:rsid="002823c7" officeooo:paragraph-rsid="002fee58" fo:background-color="#99ffff"/>
    </style:style>
    <style:style style:name="P185" style:family="paragraph" style:parent-style-name="Standard">
      <style:text-properties officeooo:paragraph-rsid="003147ce"/>
    </style:style>
    <style:style style:name="P186" style:family="paragraph" style:parent-style-name="Standard">
      <style:text-properties officeooo:rsid="00324fbe" officeooo:paragraph-rsid="00324fbe"/>
    </style:style>
    <style:style style:name="P187" style:family="paragraph" style:parent-style-name="Standard">
      <style:text-properties officeooo:rsid="0038fc17" officeooo:paragraph-rsid="0038fc17"/>
    </style:style>
    <style:style style:name="P188" style:family="paragraph" style:parent-style-name="Standard">
      <style:text-properties officeooo:rsid="003927a8" officeooo:paragraph-rsid="003927a8"/>
    </style:style>
    <style:style style:name="P189" style:family="paragraph" style:parent-style-name="Standard">
      <style:text-properties officeooo:rsid="003aadda" officeooo:paragraph-rsid="003aadda"/>
    </style:style>
    <style:style style:name="P190" style:family="paragraph" style:parent-style-name="Standard">
      <style:text-properties officeooo:rsid="003aadda" officeooo:paragraph-rsid="0041dd07"/>
    </style:style>
    <style:style style:name="P191" style:family="paragraph" style:parent-style-name="Standard">
      <style:text-properties officeooo:paragraph-rsid="003e121f"/>
    </style:style>
    <style:style style:name="P192" style:family="paragraph" style:parent-style-name="Standard">
      <style:text-properties officeooo:rsid="003f70d7" officeooo:paragraph-rsid="003f70d7"/>
    </style:style>
    <style:style style:name="P193" style:family="paragraph" style:parent-style-name="Standard">
      <style:text-properties officeooo:rsid="003f70d7" officeooo:paragraph-rsid="003feda6"/>
    </style:style>
    <style:style style:name="P194" style:family="paragraph" style:parent-style-name="Standard">
      <style:text-properties officeooo:rsid="003f70d7" officeooo:paragraph-rsid="0041dd07"/>
    </style:style>
    <style:style style:name="P195" style:family="paragraph" style:parent-style-name="Standard">
      <style:text-properties officeooo:rsid="00472d41" officeooo:paragraph-rsid="00472d41"/>
    </style:style>
    <style:style style:name="P196" style:family="paragraph" style:parent-style-name="Standard">
      <style:text-properties style:text-position="0% 100%" style:text-underline-style="none" officeooo:rsid="002fd30a" officeooo:paragraph-rsid="0038fc17"/>
    </style:style>
    <style:style style:name="P197" style:family="paragraph" style:parent-style-name="Standard">
      <style:text-properties style:text-position="0% 100%" fo:font-size="18pt" style:text-underline-style="none" fo:font-weight="bold" officeooo:rsid="003aadda" officeooo:paragraph-rsid="003aadda" style:font-size-asian="18pt" style:font-weight-asian="bold" style:font-size-complex="18pt" style:font-weight-complex="bold"/>
    </style:style>
    <style:style style:name="P198" style:family="paragraph" style:parent-style-name="Standard">
      <style:text-properties style:text-position="0% 100%" fo:font-size="12pt" style:text-underline-style="none" fo:font-weight="normal" officeooo:rsid="003aadda" officeooo:paragraph-rsid="003aadda" style:font-size-asian="12pt" style:font-weight-asian="normal" style:font-size-complex="12pt" style:font-weight-complex="normal"/>
    </style:style>
    <style:style style:name="P199" style:family="paragraph" style:parent-style-name="Standard">
      <style:text-properties style:text-position="0% 100%" fo:font-size="12pt" style:text-underline-style="none" fo:font-weight="normal" officeooo:rsid="003aadda" officeooo:paragraph-rsid="005398a3" style:font-size-asian="12pt" style:font-weight-asian="normal" style:font-size-complex="12pt" style:font-weight-complex="normal"/>
    </style:style>
    <style:style style:name="P200" style:family="paragraph" style:parent-style-name="Standard">
      <style:text-properties style:text-position="0% 100%" fo:font-size="12pt" style:text-underline-style="none" fo:font-weight="normal" officeooo:rsid="005398a3" officeooo:paragraph-rsid="005398a3" style:font-size-asian="12pt" style:font-weight-asian="normal" style:font-size-complex="12pt" style:font-weight-complex="normal"/>
    </style:style>
    <style:style style:name="P201" style:family="paragraph" style:parent-style-name="Standard">
      <style:text-properties officeooo:paragraph-rsid="004d4cc4"/>
    </style:style>
    <style:style style:name="P202" style:family="paragraph" style:parent-style-name="Standard">
      <style:text-properties officeooo:rsid="0037349d" officeooo:paragraph-rsid="0038fc17" fo:background-color="#ffff00"/>
    </style:style>
    <style:style style:name="P203" style:family="paragraph" style:parent-style-name="Subtitle">
      <style:text-properties style:text-underline-style="solid" style:text-underline-width="auto" style:text-underline-color="font-color" fo:font-weight="bold" style:font-weight-asian="bold" style:font-weight-complex="bold"/>
    </style:style>
    <style:style style:name="P204" style:family="paragraph" style:parent-style-name="Title">
      <style:text-properties officeooo:rsid="00472d41" officeooo:paragraph-rsid="00472d41"/>
    </style:style>
    <style:style style:name="P205" style:family="paragraph" style:parent-style-name="Title">
      <style:text-properties fo:color="#0000cc" style:text-underline-style="solid" style:text-underline-width="auto" style:text-underline-color="font-color" fo:font-weight="bold" style:font-weight-asian="bold" style:font-weight-complex="bold"/>
    </style:style>
    <style:style style:name="P206" style:family="paragraph" style:parent-style-name="Standard" style:list-style-name="L2">
      <style:text-properties officeooo:paragraph-rsid="0036ddfb"/>
    </style:style>
    <style:style style:name="P207" style:family="paragraph" style:parent-style-name="Standard">
      <style:text-properties style:text-position="0% 100%" fo:font-size="12pt" style:text-underline-style="none" fo:font-weight="normal" officeooo:rsid="005398a3" officeooo:paragraph-rsid="005398a3" style:font-size-asian="12pt" style:font-weight-asian="normal" style:font-size-complex="12pt" style:font-weight-complex="normal"/>
    </style:style>
    <style:style style:name="P208" style:family="paragraph" style:parent-style-name="Text_20_body" style:list-style-name="L1">
      <style:text-properties officeooo:rsid="0024ecbe" officeooo:paragraph-rsid="00261be5"/>
    </style:style>
    <style:style style:name="T1" style:family="text">
      <style:text-properties fo:font-weight="bold" style:font-weight-asian="bold" style:font-weight-complex="bold"/>
    </style:style>
    <style:style style:name="T2" style:family="text">
      <style:text-properties fo:font-weight="bold" officeooo:rsid="002a4065" style:font-weight-asian="bold" style:font-weight-complex="bold"/>
    </style:style>
    <style:style style:name="T3" style:family="text">
      <style:text-properties fo:font-weight="bold" officeooo:rsid="002672dd" style:font-weight-asian="bold" style:font-weight-complex="bold"/>
    </style:style>
    <style:style style:name="T4" style:family="text">
      <style:text-properties fo:font-weight="bold" officeooo:rsid="0027a5f2" style:font-weight-asian="bold" style:font-weight-complex="bold"/>
    </style:style>
    <style:style style:name="T5" style:family="text">
      <style:text-properties officeooo:rsid="0010aaa6"/>
    </style:style>
    <style:style style:name="T6" style:family="text">
      <style:text-properties officeooo:rsid="001292dd"/>
    </style:style>
    <style:style style:name="T7" style:family="text">
      <style:text-properties officeooo:rsid="0015a9a5"/>
    </style:style>
    <style:style style:name="T8" style:family="text">
      <style:text-properties style:text-underline-style="none"/>
    </style:style>
    <style:style style:name="T9" style:family="text">
      <style:text-properties style:text-underline-style="none" officeooo:rsid="002fbada"/>
    </style:style>
    <style:style style:name="T10" style:family="text">
      <style:text-properties style:text-underline-style="none" officeooo:rsid="002e7729"/>
    </style:style>
    <style:style style:name="T11" style:family="text">
      <style:text-properties style:text-underline-style="none" officeooo:rsid="002fd30a"/>
    </style:style>
    <style:style style:name="T12" style:family="text">
      <style:text-properties style:text-underline-style="none" officeooo:rsid="0030e397"/>
    </style:style>
    <style:style style:name="T13" style:family="text">
      <style:text-properties style:text-underline-style="none" officeooo:rsid="0032a7f9"/>
    </style:style>
    <style:style style:name="T14" style:family="text">
      <style:text-properties style:text-underline-style="none" officeooo:rsid="0032466c"/>
    </style:style>
    <style:style style:name="T15" style:family="text">
      <style:text-properties style:text-underline-style="none" fo:font-weight="bold" officeooo:rsid="0032a7f9" style:font-weight-asian="bold" style:font-weight-complex="bold"/>
    </style:style>
    <style:style style:name="T16" style:family="text">
      <style:text-properties style:text-underline-style="none" fo:font-weight="bold" officeooo:rsid="0041dd07" style:font-weight-asian="bold" style:font-weight-complex="bold"/>
    </style:style>
    <style:style style:name="T17" style:family="text">
      <style:text-properties style:text-underline-style="none" fo:font-weight="normal" officeooo:rsid="0032a7f9" style:font-weight-asian="normal" style:font-weight-complex="normal"/>
    </style:style>
    <style:style style:name="T18" style:family="text">
      <style:text-properties style:text-underline-style="none" fo:font-weight="normal" officeooo:rsid="0041dd07" style:font-weight-asian="normal" style:font-weight-complex="normal"/>
    </style:style>
    <style:style style:name="T19" style:family="text">
      <style:text-properties style:text-underline-style="none" officeooo:rsid="0030a885"/>
    </style:style>
    <style:style style:name="T20" style:family="text">
      <style:text-properties style:text-underline-style="none" officeooo:rsid="0033a543"/>
    </style:style>
    <style:style style:name="T21" style:family="text">
      <style:text-properties style:text-underline-style="none" officeooo:rsid="0033a543" fo:background-color="#66ccff" loext:char-shading-value="0"/>
    </style:style>
    <style:style style:name="T22" style:family="text">
      <style:text-properties style:text-underline-style="none" officeooo:rsid="0033a543" fo:background-color="#ff6666" loext:char-shading-value="0"/>
    </style:style>
    <style:style style:name="T23" style:family="text">
      <style:text-properties style:text-underline-style="none" officeooo:rsid="0033a543" fo:background-color="#66ff99" loext:char-shading-value="0"/>
    </style:style>
    <style:style style:name="T24" style:family="text">
      <style:text-properties style:text-underline-style="none" officeooo:rsid="0036ddfb"/>
    </style:style>
    <style:style style:name="T25" style:family="text">
      <style:text-properties style:text-underline-style="none" officeooo:rsid="0037349d"/>
    </style:style>
    <style:style style:name="T26" style:family="text">
      <style:text-properties style:text-underline-style="none" fo:background-color="#ffff66" loext:char-shading-value="0"/>
    </style:style>
    <style:style style:name="T27" style:family="text">
      <style:text-properties style:text-underline-style="none" officeooo:rsid="003e121f"/>
    </style:style>
    <style:style style:name="T28" style:family="text">
      <style:text-properties style:text-underline-style="none" officeooo:rsid="003f70d7"/>
    </style:style>
    <style:style style:name="T29" style:family="text">
      <style:text-properties style:text-underline-style="none" officeooo:rsid="003feda6"/>
    </style:style>
    <style:style style:name="T30" style:family="text">
      <style:text-properties style:text-underline-style="none" officeooo:rsid="0041dd07"/>
    </style:style>
    <style:style style:name="T31" style:family="text">
      <style:text-properties style:text-underline-style="none" officeooo:rsid="0043cf37"/>
    </style:style>
    <style:style style:name="T32" style:family="text">
      <style:text-properties style:text-underline-style="none" officeooo:rsid="00452938"/>
    </style:style>
    <style:style style:name="T33" style:family="text">
      <style:text-properties style:text-underline-style="none" officeooo:rsid="005027a1"/>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solid" style:text-underline-width="auto" style:text-underline-color="font-color" officeooo:rsid="002d2e24"/>
    </style:style>
    <style:style style:name="T37" style:family="text">
      <style:text-properties style:text-underline-style="solid" style:text-underline-width="auto" style:text-underline-color="font-color" fo:font-weight="normal" style:font-weight-asian="normal" style:font-weight-complex="normal"/>
    </style:style>
    <style:style style:name="T38" style:family="text">
      <style:text-properties officeooo:rsid="0024e093"/>
    </style:style>
    <style:style style:name="T39" style:family="text">
      <style:text-properties officeooo:rsid="00293c09"/>
    </style:style>
    <style:style style:name="T40" style:family="text">
      <style:text-properties officeooo:rsid="002823c7"/>
    </style:style>
    <style:style style:name="T41" style:family="text">
      <style:text-properties fo:font-size="14pt" fo:font-style="italic" style:text-underline-style="solid" style:text-underline-width="auto" style:text-underline-color="font-color" fo:font-weight="bold" officeooo:rsid="0027a5f2" style:font-size-asian="14pt" style:font-style-asian="italic" style:font-weight-asian="bold" style:font-size-complex="14pt" style:font-style-complex="italic" style:font-weight-complex="bold"/>
    </style:style>
    <style:style style:name="T42" style:family="text">
      <style:text-properties fo:font-size="14pt" fo:font-style="italic" style:text-underline-style="solid" style:text-underline-width="auto" style:text-underline-color="font-color" fo:font-weight="bold" officeooo:rsid="0028fbf5" style:font-size-asian="14pt" style:font-style-asian="italic" style:font-weight-asian="bold" style:font-size-complex="14pt" style:font-style-complex="italic" style:font-weight-complex="bold"/>
    </style:style>
    <style:style style:name="T43" style:family="text">
      <style:text-properties fo:font-size="14pt" fo:font-style="italic" style:text-underline-style="none" officeooo:rsid="0027a5f2" style:font-size-asian="14pt" style:font-style-asian="italic" style:font-size-complex="14pt" style:font-style-complex="italic"/>
    </style:style>
    <style:style style:name="T44" style:family="text">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T45" style:family="text">
      <style:text-properties fo:font-size="14pt" fo:font-style="italic" style:text-underline-style="none" fo:font-weight="bold" officeooo:rsid="0027a5f2" style:font-size-asian="14pt" style:font-style-asian="italic" style:font-weight-asian="bold" style:font-size-complex="14pt" style:font-style-complex="italic" style:font-weight-complex="bold"/>
    </style:style>
    <style:style style:name="T46" style:family="text">
      <style:text-properties fo:font-size="14pt" style:font-size-asian="14pt" style:font-size-complex="14pt"/>
    </style:style>
    <style:style style:name="T47" style:family="text">
      <style:text-properties fo:font-size="14pt" officeooo:rsid="002a8bfb" style:font-size-asian="14pt" style:font-size-complex="14pt"/>
    </style:style>
    <style:style style:name="T4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9" style:family="text">
      <style:text-properties fo:font-size="14pt" style:text-underline-style="none" fo:font-weight="normal" style:font-size-asian="14pt" style:font-weight-asian="normal" style:font-size-complex="14pt" style:font-weight-complex="normal"/>
    </style:style>
    <style:style style:name="T50" style:family="text">
      <style:text-properties fo:font-size="14pt" style:text-underline-style="none" fo:font-weight="normal" officeooo:rsid="0028fbf5" style:font-size-asian="14pt" style:font-weight-asian="normal" style:font-size-complex="14pt" style:font-weight-complex="normal"/>
    </style:style>
    <style:style style:name="T51" style:family="text">
      <style:text-properties fo:font-size="14pt" style:text-underline-style="none" fo:font-weight="normal" officeooo:rsid="002b69ba" style:font-size-asian="14pt" style:font-weight-asian="normal" style:font-size-complex="14pt" style:font-weight-complex="normal"/>
    </style:style>
    <style:style style:name="T52" style:family="text">
      <style:text-properties officeooo:rsid="002a4065"/>
    </style:style>
    <style:style style:name="T53" style:family="text">
      <style:text-properties officeooo:rsid="002bf826"/>
    </style:style>
    <style:style style:name="T54" style:family="text">
      <style:text-properties fo:font-weight="normal" style:font-weight-asian="normal" style:font-weight-complex="normal"/>
    </style:style>
    <style:style style:name="T55" style:family="text">
      <style:text-properties fo:font-weight="normal" officeooo:rsid="00472d41" style:font-weight-asian="normal" style:font-weight-complex="normal"/>
    </style:style>
    <style:style style:name="T56" style:family="text">
      <style:text-properties officeooo:rsid="002fbada"/>
    </style:style>
    <style:style style:name="T57" style:family="text">
      <style:text-properties fo:font-style="italic" style:text-underline-style="none" fo:font-weight="bold" style:font-style-asian="italic" style:font-weight-asian="bold" style:font-style-complex="italic" style:font-weight-complex="bold"/>
    </style:style>
    <style:style style:name="T58" style:family="text">
      <style:text-properties fo:font-style="italic" style:text-underline-style="none" fo:font-weight="bold" officeooo:rsid="0024ecbe" style:font-style-asian="italic" style:font-weight-asian="bold" style:font-style-complex="italic" style:font-weight-complex="bold"/>
    </style:style>
    <style:style style:name="T59" style:family="text">
      <style:text-properties fo:font-style="italic" style:text-underline-style="none" style:font-style-asian="italic" style:font-style-complex="italic"/>
    </style:style>
    <style:style style:name="T6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1" style:family="text">
      <style:text-properties fo:font-style="italic" style:text-underline-style="solid" style:text-underline-width="auto" style:text-underline-color="font-color" fo:font-weight="bold" officeooo:rsid="00261be5" style:font-style-asian="italic" style:font-weight-asian="bold" style:font-style-complex="italic" style:font-weight-complex="bold"/>
    </style:style>
    <style:style style:name="T62" style:family="text">
      <style:text-properties fo:font-style="italic" style:text-underline-style="solid" style:text-underline-width="auto" style:text-underline-color="font-color" fo:font-weight="bold" officeooo:rsid="0027a5f2" style:font-style-asian="italic" style:font-weight-asian="bold" style:font-style-complex="italic" style:font-weight-complex="bold"/>
    </style:style>
    <style:style style:name="T63" style:family="text">
      <style:text-properties fo:font-style="italic" style:text-underline-style="solid" style:text-underline-width="auto" style:text-underline-color="font-color" fo:font-weight="bold" officeooo:rsid="002fee58" style:font-style-asian="italic" style:font-weight-asian="bold" style:font-style-complex="italic" style:font-weight-complex="bold"/>
    </style:style>
    <style:style style:name="T6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5" style:family="text">
      <style:text-properties fo:font-style="italic" style:text-underline-style="solid" style:text-underline-width="auto" style:text-underline-color="font-color" fo:font-weight="normal" officeooo:rsid="0028fbf5" style:font-style-asian="italic" style:font-weight-asian="normal" style:font-style-complex="italic" style:font-weight-complex="normal"/>
    </style:style>
    <style:style style:name="T66" style:family="text">
      <style:text-properties fo:font-style="italic" officeooo:rsid="0022d829" style:font-style-asian="italic" style:font-style-complex="italic"/>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fo:font-weight="bold" officeooo:rsid="0022d829" style:font-style-asian="italic" style:font-weight-asian="bold" style:font-style-complex="italic" style:font-weight-complex="bold"/>
    </style:style>
    <style:style style:name="T69" style:family="text">
      <style:text-properties fo:font-style="italic" fo:font-weight="bold" officeooo:rsid="00261be5" style:font-style-asian="italic" style:font-weight-asian="bold" style:font-style-complex="italic" style:font-weight-complex="bold"/>
    </style:style>
    <style:style style:name="T70" style:family="text">
      <style:text-properties fo:font-style="italic" fo:font-weight="bold" officeooo:rsid="0028fbf5" style:font-style-asian="italic" style:font-weight-asian="bold" style:font-style-complex="italic" style:font-weight-complex="bold"/>
    </style:style>
    <style:style style:name="T71" style:family="text">
      <style:text-properties fo:font-style="italic" fo:font-weight="bold" officeooo:rsid="002e7729" style:font-style-asian="italic" style:font-weight-asian="bold" style:font-style-complex="italic" style:font-weight-complex="bold"/>
    </style:style>
    <style:style style:name="T72" style:family="text">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73" style:family="text">
      <style:text-properties fo:font-size="16pt" fo:font-style="italic" style:text-underline-style="solid" style:text-underline-width="auto" style:text-underline-color="font-color" fo:font-weight="bold" officeooo:rsid="00261be5" style:font-size-asian="16pt" style:font-style-asian="italic" style:font-weight-asian="bold" style:font-size-complex="16pt" style:font-style-complex="italic" style:font-weight-complex="bold"/>
    </style:style>
    <style:style style:name="T74" style:family="text">
      <style:text-properties fo:font-size="16pt" fo:font-style="italic" style:text-underline-style="solid" style:text-underline-width="auto" style:text-underline-color="font-color" style:font-size-asian="16pt" style:font-style-asian="italic" style:font-size-complex="16pt" style:font-style-complex="italic"/>
    </style:style>
    <style:style style:name="T75" style:family="text">
      <style:text-properties fo:font-size="16pt" fo:font-style="italic" style:text-underline-style="solid" style:text-underline-width="auto" style:text-underline-color="font-color" officeooo:rsid="002fee58" style:font-size-asian="16pt" style:font-style-asian="italic" style:font-size-complex="16pt" style:font-style-complex="italic"/>
    </style:style>
    <style:style style:name="T76" style:family="text">
      <style:text-properties fo:font-size="16pt" fo:font-style="italic" style:text-underline-style="solid" style:text-underline-width="auto" style:text-underline-color="font-color" officeooo:rsid="003cad50" style:font-size-asian="16pt" style:font-style-asian="italic" style:font-size-complex="16pt" style:font-style-complex="italic"/>
    </style:style>
    <style:style style:name="T77" style:family="text">
      <style:text-properties fo:font-size="16pt" fo:font-style="italic" style:text-underline-style="none" officeooo:rsid="003cad50" style:font-size-asian="16pt" style:font-style-asian="italic" style:font-size-complex="16pt" style:font-style-complex="italic"/>
    </style:style>
    <style:style style:name="T78" style:family="text">
      <style:text-properties fo:font-size="16pt" fo:font-style="italic" style:text-underline-style="none" fo:font-weight="normal" officeooo:rsid="002fee58" fo:background-color="transparent" loext:char-shading-value="0" style:font-size-asian="16pt" style:font-style-asian="italic" style:font-weight-asian="normal" style:font-size-complex="16pt" style:font-style-complex="italic" style:font-weight-complex="normal"/>
    </style:style>
    <style:style style:name="T79" style:family="text">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T80" style:family="text">
      <style:text-properties fo:font-size="16pt" fo:font-style="italic" style:text-underline-style="none" fo:font-weight="bold" officeooo:rsid="003f70d7" style:font-size-asian="16pt" style:font-style-asian="italic" style:font-weight-asian="bold" style:font-size-complex="16pt" style:font-style-complex="italic" style:font-weight-complex="bold"/>
    </style:style>
    <style:style style:name="T81" style:family="text">
      <style:text-properties fo:font-size="16pt" fo:font-style="italic" style:font-size-asian="16pt" style:font-style-asian="italic" style:font-size-complex="16pt" style:font-style-complex="italic"/>
    </style:style>
    <style:style style:name="T82" style:family="text">
      <style:text-properties fo:font-size="16pt" fo:font-style="italic" officeooo:rsid="003cad50" style:font-size-asian="16pt" style:font-style-asian="italic" style:font-size-complex="16pt" style:font-style-complex="italic"/>
    </style:style>
    <style:style style:name="T83" style:family="text">
      <style:text-properties fo:font-size="16pt" fo:font-style="italic" officeooo:rsid="0055c9df" style:font-size-asian="16pt" style:font-style-asian="italic" style:font-size-complex="16pt" style:font-style-complex="italic"/>
    </style:style>
    <style:style style:name="T84" style:family="text">
      <style:text-properties fo:font-size="16pt" style:text-underline-style="solid" style:text-underline-width="auto" style:text-underline-color="font-color" style:font-size-asian="16pt" style:font-size-complex="16pt"/>
    </style:style>
    <style:style style:name="T85" style:family="text">
      <style:text-properties fo:font-size="16pt" style:text-underline-style="solid" style:text-underline-width="auto" style:text-underline-color="font-color" officeooo:rsid="002fee58" style:font-size-asian="16pt" style:font-size-complex="16pt"/>
    </style:style>
    <style:style style:name="T86" style:family="text">
      <style:text-properties fo:font-size="16pt" style:text-underline-style="solid" style:text-underline-width="auto" style:text-underline-color="font-color" officeooo:rsid="003cad50" style:font-size-asian="16pt" style:font-size-complex="16pt"/>
    </style:style>
    <style:style style:name="T87" style:family="text">
      <style:text-properties fo:font-style="normal" style:text-underline-style="none" fo:font-weight="normal" style:font-style-asian="normal" style:font-weight-asian="normal" style:font-style-complex="normal" style:font-weight-complex="normal"/>
    </style:style>
    <style:style style:name="T88" style:family="text">
      <style:text-properties fo:font-style="normal" style:text-underline-style="none" officeooo:rsid="0024ecbe" style:font-style-asian="normal" style:font-style-complex="normal"/>
    </style:style>
    <style:style style:name="T89" style:family="text">
      <style:text-properties officeooo:rsid="001e0a91"/>
    </style:style>
    <style:style style:name="T90" style:family="text">
      <style:text-properties officeooo:rsid="001ebdb5"/>
    </style:style>
    <style:style style:name="T91" style:family="text">
      <style:text-properties officeooo:rsid="00208f0b"/>
    </style:style>
    <style:style style:name="T92" style:family="text">
      <style:text-properties officeooo:rsid="00232bb3"/>
    </style:style>
    <style:style style:name="T93" style:family="text">
      <style:text-properties officeooo:rsid="00226160"/>
    </style:style>
    <style:style style:name="T94" style:family="text">
      <style:text-properties officeooo:rsid="00228876"/>
    </style:style>
    <style:style style:name="T95" style:family="text">
      <style:text-properties officeooo:rsid="0022d829"/>
    </style:style>
    <style:style style:name="T96" style:family="text">
      <style:text-properties officeooo:rsid="0023235f"/>
    </style:style>
    <style:style style:name="T97" style:family="text">
      <style:text-properties officeooo:rsid="0024ecbe"/>
    </style:style>
    <style:style style:name="T98" style:family="text">
      <style:text-properties officeooo:rsid="00261be5"/>
    </style:style>
    <style:style style:name="T99" style:family="text">
      <style:text-properties fo:font-size="12pt" fo:font-style="normal" style:text-underline-style="none" fo:font-weight="normal" officeooo:rsid="0024e093" style:font-size-asian="12pt" style:font-style-asian="normal" style:font-weight-asian="normal" style:font-size-complex="12pt" style:font-style-complex="normal" style:font-weight-complex="normal"/>
    </style:style>
    <style:style style:name="T100" style:family="text">
      <style:text-properties fo:font-size="12pt" fo:font-style="normal" style:text-underline-style="none" fo:font-weight="normal" officeooo:rsid="00261be5" style:font-size-asian="12pt" style:font-style-asian="normal" style:font-weight-asian="normal" style:font-size-complex="12pt" style:font-style-complex="normal" style:font-weight-complex="normal"/>
    </style:style>
    <style:style style:name="T101" style:family="text">
      <style:text-properties fo:font-size="12pt" fo:font-weight="normal" officeooo:rsid="002473b4" style:font-size-asian="12pt" style:font-weight-asian="normal" style:font-size-complex="12pt" style:font-weight-complex="normal"/>
    </style:style>
    <style:style style:name="T102" style:family="text">
      <style:text-properties fo:font-size="12pt" fo:font-weight="normal" officeooo:rsid="00299615" style:font-size-asian="12pt" style:font-weight-asian="normal" style:font-size-complex="12pt" style:font-weight-complex="normal"/>
    </style:style>
    <style:style style:name="T103" style:family="text">
      <style:text-properties fo:font-size="11pt" fo:font-weight="normal" officeooo:rsid="002473b4" style:font-size-asian="11pt" style:font-weight-asian="normal" style:font-size-complex="11pt" style:font-weight-complex="normal"/>
    </style:style>
    <style:style style:name="T104" style:family="text">
      <style:text-properties officeooo:rsid="0027fd2b"/>
    </style:style>
    <style:style style:name="T105" style:family="text">
      <style:text-properties officeooo:rsid="00280b0b"/>
    </style:style>
    <style:style style:name="T106" style:family="text">
      <style:text-properties officeooo:rsid="00299615"/>
    </style:style>
    <style:style style:name="T107" style:family="text">
      <style:text-properties officeooo:rsid="002473b4"/>
    </style:style>
    <style:style style:name="T108" style:family="text">
      <style:text-properties fo:background-color="#ffff00" loext:char-shading-value="0"/>
    </style:style>
    <style:style style:name="T109" style:family="text">
      <style:text-properties officeooo:rsid="002672dd"/>
    </style:style>
    <style:style style:name="T110" style:family="text">
      <style:text-properties fo:font-size="18pt" style:font-size-asian="18pt" style:font-size-complex="18pt"/>
    </style:style>
    <style:style style:name="T111" style:family="text">
      <style:text-properties fo:font-size="18pt" style:text-underline-style="none" style:font-size-asian="18pt" style:font-size-complex="18pt"/>
    </style:style>
    <style:style style:name="T112" style:family="text">
      <style:text-properties fo:font-size="18pt" style:text-underline-style="none" officeooo:rsid="0038fc17" style:font-size-asian="18pt" style:font-size-complex="18pt"/>
    </style:style>
    <style:style style:name="T113"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114" style:family="text">
      <style:text-properties fo:font-size="20pt" fo:font-style="italic" fo:font-weight="bold" officeooo:rsid="00261be5" style:font-size-asian="20pt" style:font-style-asian="italic" style:font-weight-asian="bold" style:font-size-complex="20pt" style:font-style-complex="italic" style:font-weight-complex="bold"/>
    </style:style>
    <style:style style:name="T115" style:family="text">
      <style:text-properties fo:font-size="20pt" fo:font-style="italic" fo:font-weight="bold" officeooo:rsid="002672dd" style:font-size-asian="20pt" style:font-style-asian="italic" style:font-weight-asian="bold" style:font-size-complex="20pt" style:font-style-complex="italic" style:font-weight-complex="bold"/>
    </style:style>
    <style:style style:name="T116" style:family="text">
      <style:text-properties officeooo:rsid="0027a5f2"/>
    </style:style>
    <style:style style:name="T117" style:family="text">
      <style:text-properties officeooo:rsid="00281377"/>
    </style:style>
    <style:style style:name="T118" style:family="text">
      <style:text-properties officeooo:rsid="0029aad7"/>
    </style:style>
    <style:style style:name="T119" style:family="text">
      <style:text-properties officeooo:rsid="002a8bfb"/>
    </style:style>
    <style:style style:name="T120" style:family="text">
      <style:text-properties officeooo:rsid="002d1612"/>
    </style:style>
    <style:style style:name="T121" style:family="text">
      <style:text-properties officeooo:rsid="002e58e9"/>
    </style:style>
    <style:style style:name="T122" style:family="text">
      <style:text-properties officeooo:rsid="002f49e9"/>
    </style:style>
    <style:style style:name="T123" style:family="text">
      <style:text-properties officeooo:rsid="002fee58"/>
    </style:style>
    <style:style style:name="T124" style:family="text">
      <style:text-properties style:text-position="super 58%" officeooo:rsid="002fee58"/>
    </style:style>
    <style:style style:name="T125" style:family="text">
      <style:text-properties style:text-position="super 58%" fo:font-size="18pt" style:text-underline-style="none" style:font-size-asian="18pt" style:font-size-complex="18pt"/>
    </style:style>
    <style:style style:name="T126" style:family="text">
      <style:text-properties style:text-position="super 58%" fo:font-size="12pt" style:text-underline-style="none" fo:font-weight="normal" officeooo:rsid="0037349d" style:font-size-asian="12pt" style:font-weight-asian="normal" style:font-size-complex="12pt" style:font-weight-complex="normal"/>
    </style:style>
    <style:style style:name="T127" style:family="text">
      <style:text-properties style:text-position="0% 100%" style:text-underline-style="none"/>
    </style:style>
    <style:style style:name="T128" style:family="text">
      <style:text-properties style:text-position="0% 100%" style:text-underline-style="none" officeooo:rsid="002fd30a"/>
    </style:style>
    <style:style style:name="T129" style:family="text">
      <style:text-properties style:text-position="0% 100%" style:text-underline-style="none" officeooo:rsid="0030e397"/>
    </style:style>
    <style:style style:name="T130" style:family="text">
      <style:text-properties style:text-position="0% 100%" style:text-underline-style="none" officeooo:rsid="003927a8"/>
    </style:style>
    <style:style style:name="T131" style:family="text">
      <style:text-properties style:text-position="0% 100%" fo:font-size="18pt" style:text-underline-style="none" style:font-size-asian="18pt" style:font-size-complex="18pt"/>
    </style:style>
    <style:style style:name="T132" style:family="text">
      <style:text-properties style:text-position="0% 100%" fo:font-size="18pt" style:text-underline-style="none" officeooo:rsid="003927a8" style:font-size-asian="18pt" style:font-size-complex="18pt"/>
    </style:style>
    <style:style style:name="T133" style:family="text">
      <style:text-properties style:text-position="0% 100%" fo:font-size="12pt" style:text-underline-style="none" fo:font-weight="normal" style:font-size-asian="12pt" style:font-weight-asian="normal" style:font-size-complex="12pt" style:font-weight-complex="normal"/>
    </style:style>
    <style:style style:name="T134" style:family="text">
      <style:text-properties style:text-position="0% 100%" fo:font-size="12pt" style:text-underline-style="none" fo:font-weight="normal" officeooo:rsid="002fee58" style:font-size-asian="12pt" style:font-weight-asian="normal" style:font-size-complex="12pt" style:font-weight-complex="normal"/>
    </style:style>
    <style:style style:name="T135" style:family="text">
      <style:text-properties style:text-position="0% 100%" fo:font-size="12pt" style:text-underline-style="none" fo:font-weight="normal" officeooo:rsid="003927a8" style:font-size-asian="12pt" style:font-weight-asian="normal" style:font-size-complex="12pt" style:font-weight-complex="normal"/>
    </style:style>
    <style:style style:name="T136" style:family="text">
      <style:text-properties style:text-position="0% 100%" fo:font-size="12pt" style:text-underline-style="none" fo:font-weight="normal" officeooo:rsid="0038fc17" style:font-size-asian="12pt" style:font-weight-asian="normal" style:font-size-complex="12pt" style:font-weight-complex="normal"/>
    </style:style>
    <style:style style:name="T137" style:family="text">
      <style:text-properties style:text-position="0% 100%" fo:font-size="12pt" style:text-underline-style="none" fo:font-weight="normal" officeooo:rsid="0037349d" style:font-size-asian="12pt" style:font-weight-asian="normal" style:font-size-complex="12pt" style:font-weight-complex="normal"/>
    </style:style>
    <style:style style:name="T138" style:family="text">
      <style:text-properties style:text-position="0% 100%" fo:font-size="12pt" style:text-underline-style="none" fo:font-weight="normal" officeooo:rsid="003aadda" style:font-size-asian="12pt" style:font-weight-asian="normal" style:font-size-complex="12pt" style:font-weight-complex="normal"/>
    </style:style>
    <style:style style:name="T139" style:family="text">
      <style:text-properties style:text-position="0% 100%" fo:font-size="12pt" style:text-underline-style="none" fo:font-weight="normal" officeooo:rsid="0041dd07" style:font-size-asian="12pt" style:font-weight-asian="normal" style:font-size-complex="12pt" style:font-weight-complex="normal"/>
    </style:style>
    <style:style style:name="T140" style:family="text">
      <style:text-properties style:text-position="0% 100%" fo:font-size="12pt" style:text-underline-style="none" fo:font-weight="normal" officeooo:rsid="003feda6" style:font-size-asian="12pt" style:font-weight-asian="normal" style:font-size-complex="12pt" style:font-weight-complex="normal"/>
    </style:style>
    <style:style style:name="T141" style:family="text">
      <style:text-properties style:text-position="0% 100%" style:font-name="Liberation Serif1" fo:font-size="12pt" style:text-underline-style="none" fo:font-weight="normal" officeooo:rsid="0037349d" style:font-name-asian="Liberation Serif1" style:font-size-asian="12pt" style:font-weight-asian="normal" style:font-name-complex="Liberation Serif1" style:font-size-complex="12pt" style:font-weight-complex="normal"/>
    </style:style>
    <style:style style:name="T142" style:family="text">
      <style:text-properties officeooo:rsid="003147ce"/>
    </style:style>
    <style:style style:name="T143" style:family="text">
      <style:text-properties officeooo:rsid="00322f84"/>
    </style:style>
    <style:style style:name="T144" style:family="text">
      <style:text-properties fo:background-color="#66ff99" loext:char-shading-value="0"/>
    </style:style>
    <style:style style:name="T145" style:family="text">
      <style:text-properties fo:background-color="#ff6666" loext:char-shading-value="0"/>
    </style:style>
    <style:style style:name="T146" style:family="text">
      <style:text-properties fo:background-color="#66ccff" loext:char-shading-value="0"/>
    </style:style>
    <style:style style:name="T147" style:family="text">
      <style:text-properties style:font-name="Liberation Serif1" fo:font-size="18pt" style:text-underline-style="none" style:font-name-asian="Liberation Serif1" style:font-size-asian="18pt" style:font-name-complex="Liberation Serif1" style:font-size-complex="18pt"/>
    </style:style>
    <style:style style:name="T148" style:family="text">
      <style:text-properties officeooo:rsid="003cad50"/>
    </style:style>
    <style:style style:name="T149" style:family="text">
      <style:text-properties fo:background-color="#ffff66" loext:char-shading-value="0"/>
    </style:style>
    <style:style style:name="T150" style:family="text">
      <style:text-properties officeooo:rsid="003cad50" fo:background-color="#ffff66" loext:char-shading-value="0"/>
    </style:style>
    <style:style style:name="T151" style:family="text">
      <style:text-properties officeooo:rsid="002fee58" fo:background-color="#ffff66" loext:char-shading-value="0"/>
    </style:style>
    <style:style style:name="T152" style:family="text">
      <style:text-properties officeooo:rsid="002e7729"/>
    </style:style>
    <style:style style:name="T153" style:family="text">
      <style:text-properties officeooo:rsid="0032a7f9"/>
    </style:style>
    <style:style style:name="T154" style:family="text">
      <style:text-properties officeooo:rsid="00471907"/>
    </style:style>
    <style:style style:name="T155" style:family="text">
      <style:text-properties officeooo:rsid="00472d41"/>
    </style:style>
    <style:style style:name="T156" style:family="text">
      <style:text-properties fo:color="#ff6600" fo:font-weight="bold" officeooo:rsid="00472d41" style:font-weight-asian="bold" style:font-weight-complex="bold"/>
    </style:style>
    <style:style style:name="T157" style:family="text">
      <style:text-properties officeooo:rsid="004a7d00"/>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Stage 2 Contribution Report</text:p>
      <text:p text:style-name="Heading"><text:span text:style-name="T1">Team</text:span> :<text:tab/>Babbage</text:p>
      <text:p text:style-name="Heading"><text:span text:style-name="T1">Member :<text:tab/></text:span><text:span text:style-name="T55">Manikya</text:span> Swathi <text:span text:style-name="T155">Vallabhajosyula</text:span></text:p>
      <text:p text:style-name="P134"/>
      <text:p text:style-name="P203"><text:span text:style-name="T91">Background(</text:span>stage 1<text:span text:style-name="T91">)</text:span></text:p>
      <text:h text:style-name="Heading_20_1" text:outline-level="1">Small brief about stage <text:span text:style-name="T148">1</text:span> <text:span text:style-name="T91">per-processing</text:span> and functionality</text:h>
      <text:p text:style-name="P90">A. Preprocessing the data: <text:span text:style-name="T93">(Swathi)</text:span></text:p>
      <text:p text:style-name="P135">- Normalization: the vocab<text:span text:style-name="T91">ulary</text:span> file <text:span text:style-name="T91">is analyzed</text:span> for tri-gram and bi-gram POS tag patterns. Used the top 20 patterns to determine all the candidate bi-gram and tri-gram hyper/hypo-nyms (noun phrases) from the input corpus<text:span text:style-name="T92">[1]</text:span>. The normalized texts just only nouns and noun phrased retained in the sentences. Rest all POS tags like verbs, adjectives, adverbs, determiners and other closed class words <text:span text:style-name="T92">and</text:span> <text:span text:style-name="T92">punctuation marks </text:span>are removed from the input sentence. <text:span text:style-name="T93">(table 1 shows an example for this normalization)</text:span></text:p>
      <text:p text:style-name="P135">- Hearst Patterns: <text:span text:style-name="T92">[2] I extracted the patterns proposed in this paper (shown in below) from the input Corpus[1] and created a list of hypernym : hyponym(s).</text:span></text:p>
      <text:p text:style-name="P99"><text:tab/>a. NP such as NP[, NP, NP.. and|or NP] : &lt;Hypernym&gt; such as &lt;Hyponym List&gt;</text:p>
      <text:p text:style-name="P99"><text:tab/>b. such NP as NP[, NP, NP.. and|or NP] : such &lt;Hypernym&gt; as &lt;Hyponym List&gt;</text:p>
      <text:p text:style-name="P99"><text:tab/>c. NP[, NP, NP,...NP] or other NP <text:s text:c="9"/>: &lt;Hyponym List&gt; or other &lt;Hypernym&gt;</text:p>
      <text:p text:style-name="P99"><text:tab/>d. NP[, NP, NP,...NP] and other NP <text:s text:c="6"/>: &lt;Hyponym List&gt; and other &lt;Hypernym&gt;</text:p>
      <text:p text:style-name="P99"><text:tab/>e. NP including NP[, NP,...,and|or NP] <text:s/>: &lt;Hypernym&gt; including &lt;Hyponym List&gt;</text:p>
      <text:p text:style-name="P99"><text:tab/>f. NP especially NP[, NP,...,and|or NP] : &lt;Hypernym&gt; especially &lt;Hyponym List&gt;</text:p>
      <text:p text:style-name="P136">Table one shows one example of extraction of Hearst Patterns.</text:p>
      <text:p text:style-name="P91">B. <text:span text:style-name="T93">Creating the co-occurance maps and generating the results: (Arshia)</text:span></text:p>
      <text:p text:style-name="P99">- <text:span text:style-name="T93">A co-occurance map is created for all the input words. This map stores the input word, the words with appear in the context of the input word (paragraph level) and their frequencies.</text:span></text:p>
      <text:p text:style-name="P124">The below is an <text:span text:style-name="T94">example of co-occurance map:</text:span></text:p>
      <text:p text:style-name="P137">dirham : ... the_muslim <text:s text:c="4"/>5 , yellow <text:s text:c="5"/>2 , this_paper <text:s/>4 , u.s._dollar 1 , adequate_food <text:s text:c="6"/>1 , the_forty-eighth <text:s text:c="3"/>1 , not_arabic <text:s/>1 , lord <text:s text:c="7"/>9 , a_dirham <text:s text:c="3"/>21 , river_into_ape <text:s text:c="5"/>3 , divan <text:s text:c="6"/>3 , the_time <text:s text:c="3"/>3 , worth_of_meat <text:s text:c="6"/>3 , the_onhym <text:s text:c="2"/>1 , other_object <text:s text:c="3"/>1 <text:s text:c="3"/>1 , ten_dirham <text:s/>10 , tory_because_he <text:s text:c="3"/>1 , object <text:s text:c="5"/>1 , tendency_of_depe <text:s text:c="3"/>1 , mouth <text:s text:c="6"/>5 , way_of_explanation <text:s/>1 , letter <text:s text:c="5"/>9 , drought <text:s text:c="4"/>5 , risk_in_morocco <text:s text:c="4"/>1 , thy_death <text:s text:c="2"/>1 , power_generation <text:s text:c="3"/>1 , camp <text:s text:c="7"/>2 , rabat <text:s text:c="6"/>7 , the_maktoum 1 , formation <text:s text:c="2"/>2 , advisory <text:s text:c="3"/>1 , cooking <text:s text:c="4"/>4 , urplus_of_money <text:s text:c="4"/>1 , canyon <text:s text:c="5"/>1 , khaimah <text:s text:c="4"/>1 , the_market <text:s/>10 , the_termination <text:s text:c="3"/>1 , exclusive_skyview_bar <text:s text:c="6"/>1 , different_tint <text:s text:c="5"/>2 , grazing <text:s text:c="4"/>1 , any_paper <text:s text:c="2"/>1 , union <text:s text:c="6"/>5 , parliament_hlima <text:s text:c="3"/>1 , including_gulf <text:s text:c="5"/>1 , fry 2 , an_installment <text:s text:c="5"/>1 ....</text:p>
      <text:p text:style-name="P125">The words with appear more than 5 times in this map are listed as co-occurance hypernyms for dirham. They are listed in descending order.</text:p>
      <text:p text:style-name="P137"><text:soft-page-break/>dirham :morocco thou <text:s text:c="3"/>day <text:s text:c="4"/>price <text:s text:c="2"/>abu <text:s text:c="4"/>government <text:s text:c="5"/>king <text:s text:c="3"/>country money <text:s text:c="2"/>bank <text:s text:c="3"/>o <text:s text:c="6"/>market <text:s/>exchange <text:s text:c="7"/>dollar <text:s/>hand <text:s text:c="2"/>dinar <text:s text:c="2"/>gold <text:s text:c="3"/>thee <text:s text:c="3"/>city <text:s text:c="3"/>rate <text:s text:c="3"/>moroccan <text:s text:c="7"/>thy <text:s text:c="4"/>oil <text:s text:c="4"/>case <text:s text:c="3"/>month <text:s text:c="2"/>hop <text:s text:c="4"/>coin <text:s text:c="3"/>world <text:s text:c="2"/>court …..</text:p>
      <text:p text:style-name="P195">The same process is followed for Hearst Patterns (6 patterns shown in Table1)</text:p>
      <text:p text:style-name="P137">For more details please refer Stage1_Babbage Folder. <text:span text:style-name="T155">[</text:span><text:span text:style-name="T156">Install script should be run to extract the Stage1 Submission</text:span><text:span text:style-name="T155">]</text:span></text:p>
      <text:p text:style-name="P205">STAGE 2</text:p>
      <text:p text:style-name="Text_20_body"/>
      <text:p text:style-name="P69">Fore the <text:span text:style-name="T155">stage</text:span> 2, we have deiced to <text:span text:style-name="T6">represent our huge input corpus (UMBC WebBse) </text:span><text:s/><text:span text:style-name="T6">as</text:span> Vector Space Model. <text:span text:style-name="T6">We built several models for this data this corpus using Word2Vec tool with combinations of Skip-Gram modeling or Bag-of-Words modeling. In order to achieve this we have created new normalized files and have normalized the Hearst patterns as well. We created vectors with old normalised data as well to copare which normalized data is procing better results. </text:span></text:p>
      <text:p text:style-name="P71">Step 1: Pre-processing the Input Corpus</text:p>
      <text:p text:style-name="P70">The input corpus is per-processed with <text:span text:style-name="T91">three</text:span> different requirements: <text:span text:style-name="T91">(the source code to get these normalizations and run instructions are located in the tools folder)</text:span></text:p>
      <table:table table:name="Table1" table:style-name="Table1">
        <table:table-column table:style-name="Table1.A"/>
        <table:table-row>
          <table:table-cell table:style-name="Table1.A1" office:value-type="string">
            <text:p text:style-name="P32">TABLE 1</text:p>
          </table:table-cell>
        </table:table-row>
        <table:table-row>
          <table:table-cell table:style-name="Table1.A2" office:value-type="string">
            <text:p text:style-name="P1"><text:span text:style-name="T89">A: </text:span>Normalized Text <text:span text:style-name="T7">(Norm)</text:span></text:p>
          </table:table-cell>
        </table:table-row>
        <table:table-row table:style-name="Table1.3">
          <table:table-cell table:style-name="Table1.A2" office:value-type="string">
            <text:p text:style-name="P4">The entire input corpus is parsed through two filters:</text:p>
            <text:p text:style-name="P6">1. Determines all the bi-gram and tri-gram noun phrases in every sentence <text:span text:style-name="T7">along with their positions within sentences</text:span>. Inserts the<text:span text:style-name="T7">se</text:span> <text:span text:style-name="T7">phrases</text:span> their original positions <text:span text:style-name="T7">with an under-sore</text:span> in the input sentence.</text:p>
            <text:p text:style-name="P6">2. <text:span text:style-name="T5">Then it is refined by removing punctuation marks and words with POS tags other than noun, verb, adjective and adverb.</text:span></text:p>
            <text:p text:style-name="P12">Input text:</text:p>
            <text:p text:style-name="P15">World_NNP War_NNP II_NNP aboard_IN a_DT destroyer_NN escort_NN ._. After_IN the_DT war_NN he_PRP entered_VBD the_DT steel_NN industry_NN and_CC joined_VBD the_DT family_NN owned_VBD Morgan_NNP Construction_NNP Co._NNP ,_, which_WDT creates_VBZ the_DT ``_`` machines_NNS behind_IN the_DT machines_NNS ''_'' --_: designing_VBG continuous_JJ rolling_VBG mills_NNS for_IN worldwide_JJ use_NN ,_, oil-film_JJ bearings_NNS under_IN the_DT name_NN Morgoil_NNP ,_, and_CC universal_JJ joints_NNS and_CC drive_NN spindles_NNS for_IN worldwide_JJ oil-field_NN and_CC rolling-mill_NN applications_NNS ._. </text:p>
            <text:p text:style-name="P15"/>
            <text:p text:style-name="P17"><text:span text:style-name="T98">(a) </text:span>Stage1 Normalized Text:</text:p>
            <text:p text:style-name="P14">world war ii destroyer escort war steel industry family morgan construction co. <text:s/>machines machines mills use bearings name morgoil joints drive spindles oil-field rolling-mill applications <text:s text:c="2"/>the_name a_destroyer worldwide_oil-field drive_spindles morgan_construction_co. world_war the_war rolling_mills world_war_ii oil-film_bearings the_steel universal_joints morgan_construction the_family oil-field_and_rolling-mill the_ma chines rolling-mill_applications worldwide_use joints_and_drive</text:p>
            <text:p text:style-name="P14"/>
            <text:p text:style-name="P16"><text:soft-page-break/><text:span text:style-name="T98">(b) New Normalized</text:span> Text <text:span text:style-name="T91">for Stage 2</text:span>:</text:p>
            <text:p text:style-name="P13">world war world_war ii destroyer escort destroyer_escort war entered steel industry steel_industry joined family owned morgan construction morgan_construction co. <text:s/>machin machin <text:s/>designing continuous rolling mill worldwide use oil-film bear name morgoil name_morgoil universal joint drive spindl drive_spindl worldwide oil-field rolling-mill applic rolling-mill_applic</text:p>
          </table:table-cell>
        </table:table-row>
        <table:table-row table:style-name="Table1.4">
          <table:table-cell table:style-name="Table1.A2" office:value-type="string">
            <text:p text:style-name="P1"><text:span text:style-name="T89">B: </text:span>Hearst Patterns <text:span text:style-name="T7">(HP)</text:span></text:p>
          </table:table-cell>
        </table:table-row>
        <table:table-row table:style-name="Table1.3">
          <table:table-cell table:style-name="Table1.A2" office:value-type="string">
            <text:p text:style-name="P3">The following patterns are extracted from the input corpus:</text:p>
            <text:p text:style-name="P98">a. NP such as NP[, NP, NP.. and|or NP] : &lt;Hypernym&gt; such as &lt;Hyponym List&gt;</text:p>
            <text:p text:style-name="P98">b. such NP as NP[, NP, NP.. and|or NP] : such &lt;Hypernym&gt; as &lt;Hyponym List&gt;</text:p>
            <text:p text:style-name="P98">c. NP[, NP, NP,...NP] or other NP <text:s text:c="9"/>: &lt;Hyponym List&gt; or other &lt;Hypernym&gt;</text:p>
            <text:p text:style-name="P98">d. NP[, NP, NP,...NP] and other NP <text:s text:c="6"/>: &lt;Hyponym List&gt; and other &lt;Hypernym&gt;</text:p>
            <text:p text:style-name="P98">e. NP including NP[, NP,...,and|or NP] <text:s/>: &lt;Hypernym&gt; including &lt;Hyponym List&gt;</text:p>
            <text:p text:style-name="P98">f. NP especially NP[, NP,...,and|or NP] : &lt;Hypernym&gt; especially &lt;Hyponym List&gt;</text:p>
            <text:p text:style-name="P98"/>
            <text:p text:style-name="P104">Then the patterns are normalized so that they could be used to build a word vector.</text:p>
            <text:p text:style-name="P123">The following is an example for below pattern:</text:p>
            <text:p text:style-name="P132">NP such as NP[, NP, NP.. and|or NP] : &lt;Hypernym&gt; such as &lt;Hyponym List&gt;</text:p>
            <text:p text:style-name="P122">Input Untagged Text:</text:p>
            <text:p text:style-name="P129">parents , grandparents , stepparents , sister , brother , child , spouse , domestic partner or other <text:span text:style-name="T91"><text:s/></text:span>member</text:p>
            <text:p text:style-name="P129"/>
            <text:p text:style-name="P123"><text:span text:style-name="T98">(a) </text:span>&lt;hypernym&gt; : &lt;list of hyponyms&gt; (Stage1 Hearst Pattern)</text:p>
            <text:p text:style-name="P130">member : <text:span text:style-name="T90">parents , grandparents , stepparents , sister , brother , child , spouse , domestic partner</text:span></text:p>
            <text:p text:style-name="P130"/>
            <text:p text:style-name="P130"><text:span text:style-name="T61">(b) </text:span><text:span text:style-name="T60">Normalized Pattern for Stage2:</text:span> (so that spouse also gets scored as a neighboring term for member even when the <text:s/>window size is small -say 5- spouse/domestic)</text:p>
            <text:p text:style-name="P18">member parents member grandparents member stepparents member sister member brother member child member spouse member domestic_partner partner member</text:p>
          </table:table-cell>
        </table:table-row>
        <table:table-row table:style-name="Table1.6">
          <table:table-cell table:style-name="Table1.A2" office:value-type="string">
            <text:p text:style-name="P2"><text:span text:style-name="T89">C: </text:span>Hearst Patterns : <text:span text:style-name="T89">IS (A|AN|THE)</text:span></text:p>
          </table:table-cell>
        </table:table-row>
        <table:table-row table:style-name="Table1.7">
          <table:table-cell table:style-name="Table1.A2" office:value-type="string">
            <text:p text:style-name="P5">This <text:span text:style-name="T94">pattern is a new pattern added to the Hearst Patterns:</text:span></text:p>
            <text:p text:style-name="P116">NP <text:span text:style-name="T66">i</text:span><text:span text:style-name="T68">s (a|an|the)</text:span><text:span text:style-name="T95"> NP</text:span> : &lt;Hyp<text:span text:style-name="T95">onym</text:span>&gt; <text:span text:style-name="T95">is </text:span><text:s/><text:span text:style-name="T95">(a|an|the) </text:span>&lt;<text:span text:style-name="T95">Hypernym</text:span>&gt;</text:p>
            <text:p text:style-name="P117">We applied this pattern to the whole UMBC Corpus: </text:p>
            <text:p text:style-name="P126">The original text with the pattern match (untagged)</text:p>
            <text:p text:style-name="P119"><text:span text:style-name="T1">Divya Jyoti is a certified Yoga</text:span> therapist trained in Brazil and in India . </text:p>
            <text:p text:style-name="P119"><text:span text:style-name="T1">Divya Jyoti is a researcher assistant </text:span>at the Psychology Laboratory in Harvard University , conducting clinical research in eating disorders and self-injurious behaviors . </text:p>
            <text:p text:style-name="P119">……..</text:p>
            <text:p text:style-name="P117"/>
            <text:p text:style-name="P127">The is (a|an|the) patterns extracted: </text:p>
            <text:p text:style-name="P128">&lt;Input Word&gt; : &lt;Posiible Hypernym&gt; OR &lt;Hyponym&gt; : &lt;Hypernym&gt;</text:p>
            <text:p text:style-name="P117">divya_jyoti : certified_yoga_therapist </text:p>
            <text:p text:style-name="P117"><text:soft-page-break/>divya_jyoti : researcher_assistant </text:p>
            <text:p text:style-name="P117">divya_dham : temple </text:p>
            <text:p text:style-name="P117">divya_dham : temple\/ashram </text:p>
            <text:p text:style-name="P117">divya_dham : true_modern_miracle </text:p>
            <text:p text:style-name="P117">divya_disha : ngo </text:p>
            <text:p text:style-name="P117">divya_p._vohra : industrial_engineering_supervisor</text:p>
            <text:p text:style-name="P117"/>
            <text:p text:style-name="P126">If the input word is “divya_jyoti” then <text:s/>the <text:span text:style-name="T96">candidate</text:span> hypernyms predicted would be:</text:p>
            <text:p text:style-name="P118"><text:span text:style-name="T96">therapist <text:s text:c="6"/></text:span>researcher_assistant <text:s text:c="5"/><text:span text:style-name="T96">temple <text:s text:c="5"/>modern_miracle <text:s text:c="4"/>ngo <text:s text:c="12"/>engineering_supervisor</text:span></text:p>
          </table:table-cell>
        </table:table-row>
      </table:table>
      <text:p text:style-name="P68"/>
      <text:p text:style-name="P67">The following is the <text:span text:style-name="T96">stages of various experiments we conducted :</text:span></text:p>
      <text:p text:style-name="P79">STEP I: Identifying the best pair to seed the word-analogy module to fetch possible hypernyms from a word embedding vector.</text:p>
      <text:p text:style-name="P72">WORD-ANALOGY: <text:s/>Word analogy is the task of calculating the relationship between words in a given pair and inducing the same relationship into another new pair <text:span text:style-name="T97">with one known and one unknown word</text:span>. For example, let <text:span text:style-name="T57">(cat, feline</text:span><text:span text:style-name="T58">)</text:span><text:span text:style-name="T59"> </text:span>be the given pair, <text:span text:style-name="T67">(dog, X)</text:span> be the new unknown pair. When word analogy is applied to these pairs as <text:span text:style-name="T57">cat</text:span> <text:span text:style-name="T34">is to</text:span> <text:span text:style-name="T57">feline</text:span> <text:span text:style-name="T34">is as</text:span> <text:span text:style-name="T67">dog</text:span> <text:span text:style-name="T34">is to</text:span> <text:span text:style-name="T57">X </text:span><text:span text:style-name="T88">(cat : feline :: dog : X)</text:span>, the result <text:span text:style-name="T97">for X </text:span>should be <text:span text:style-name="T67">canine</text:span>. The same analogy is applied to the input terms to fetch the candidate hypernyms using word embedding.</text:p>
      <text:p text:style-name="P77">The most_similar[<text:span text:style-name="T157">4</text:span>]<text:span text:style-name="T157">[5]</text:span> function is used to extract this result:</text:p>
      <text:p text:style-name="P77"><text:tab/><text:tab/><text:tab/><text:tab/>A : B :: C(Input-word) : D(results)</text:p>
      <text:p text:style-name="P77">D (set of 100 hypernyms for C) =most_similar(positive=[C, B], negative=[A], topn=100)</text:p>
      <text:list xml:id="list2970320835350348192" text:style-name="L1">
        <text:list-item>
          <text:p text:style-name="P208">D is later refined to fetch top 15.</text:p>
        </text:list-item>
      </text:list>
      <text:p text:style-name="P78"><text:span text:style-name="T99">I experimented with various word analogy pairs over one word2vec model over normalized text of stage 1(skip-gram with 300 dimensions, window size = 10 and min count = 5). One pair was chosen as meronym-holonym pair and the other are hyponym-hypernym pairs from different domains. The best result was for the pair (cat, animal) when applied over the training data. So this pair was used for all other experiments. </text:span><text:span text:style-name="T100">(from stage2-report)</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19"><text:span text:style-name="T47">TABLE 2 : </text:span><text:span text:style-name="T119">TRAINING</text:span> DATA</text:p>
          </table:table-cell>
          <table:covered-table-cell/>
          <table:covered-table-cell/>
        </table:table-row>
        <table:table-row>
          <table:table-cell table:style-name="Table3.A2" office:value-type="string">
            <text:p text:style-name="P20">(india, countries) – similarity score = <text:span text:style-name="T103">0.433995682031</text:span></text:p>
          </table:table-cell>
          <table:table-cell table:style-name="Table3.A2" office:value-type="string">
            <text:p text:style-name="P20">(<text:span text:style-name="T104">cat</text:span>, <text:span text:style-name="T104">feline</text:span>) – similarity score = <text:span text:style-name="T101">0.73864040737</text:span></text:p>
          </table:table-cell>
          <table:table-cell table:style-name="Table3.C2" office:value-type="string">
            <text:p text:style-name="P20">(<text:span text:style-name="T104">nose</text:span>, <text:span text:style-name="T104">face</text:span>) – similarity score = <text:span text:style-name="T101">0.614863266018</text:span></text:p>
          </table:table-cell>
        </table:table-row>
        <table:table-row>
          <table:table-cell table:style-name="Table3.A2" office:value-type="string">
            <text:p text:style-name="P21">MRR: 0.00702356902357</text:p>
            <text:p text:style-name="P21">MAP: 0.00679707329707</text:p>
            <text:p text:style-name="P21">R-P: 0.00657057757058</text:p>
            <text:p text:style-name="P21">P@1: 0.00333333333333</text:p>
            <text:p text:style-name="P21"><text:soft-page-break/>P@5: 0.0024</text:p>
            <text:p text:style-name="P21">P@15: 0.00133333333333</text:p>
          </table:table-cell>
          <table:table-cell table:style-name="Table3.A2" office:value-type="string">
            <text:p text:style-name="P22">MRR: 0.0101386483886</text:p>
            <text:p text:style-name="P22">MAP: 0.0100025372775</text:p>
            <text:p text:style-name="P22">R-P: 0.00986642616643</text:p>
            <text:p text:style-name="P22">P@1: 0.006</text:p>
            <text:p text:style-name="P22"><text:soft-page-break/>P@5: 0.00306666666667</text:p>
            <text:p text:style-name="P22">P@15: 0.00186666666667</text:p>
          </table:table-cell>
          <table:table-cell table:style-name="Table3.C2" office:value-type="string">
            <text:p text:style-name="P23">MRR: 0.0102745865246</text:p>
            <text:p text:style-name="P23">MAP: 0.0102023643024</text:p>
            <text:p text:style-name="P23">R-P: 0.0101301420801</text:p>
            <text:p text:style-name="P23">P@1: 0.006</text:p>
            <text:p text:style-name="P23"><text:soft-page-break/>P@5: 0.00333333333333</text:p>
            <text:p text:style-name="P23">P@15: 0.00151111111111</text:p>
          </table:table-cell>
        </table:table-row>
        <table:table-row>
          <table:table-cell table:style-name="Table3.A2" office:value-type="string">
            <text:p text:style-name="P20">(<text:span text:style-name="T105">dirham</text:span>, <text:span text:style-name="T105">currency</text:span>) – similarity score = <text:span text:style-name="T106">0</text:span><text:span text:style-name="T102">.</text:span><text:span text:style-name="T101">523077260849</text:span></text:p>
          </table:table-cell>
          <table:table-cell table:style-name="Table3.A2" office:value-type="string">
            <text:p text:style-name="P31">(<text:span text:style-name="T104">cat</text:span>, <text:span text:style-name="T105">animal</text:span>) – similarity score = <text:span text:style-name="T107">0.580062987585</text:span></text:p>
          </table:table-cell>
          <table:table-cell table:style-name="Table3.C2" office:value-type="string">
            <text:p text:style-name="P20">(<text:span text:style-name="T105">gold</text:span>, <text:span text:style-name="T105">metal</text:span>) – similarity score = <text:span text:style-name="T101">0.495169245696</text:span></text:p>
          </table:table-cell>
        </table:table-row>
        <table:table-row>
          <table:table-cell table:style-name="Table3.A2" office:value-type="string">
            <text:p text:style-name="P24">MRR: 0.00743518518519</text:p>
            <text:p text:style-name="P24">MAP: 0.00729814814815</text:p>
            <text:p text:style-name="P24">R-P: 0.00719074074074</text:p>
            <text:p text:style-name="P24">P@1: 0.00333333333333</text:p>
            <text:p text:style-name="P24">P@5: 0.0032</text:p>
            <text:p text:style-name="P24">P@15: 0.00146666666667</text:p>
          </table:table-cell>
          <table:table-cell table:style-name="Table3.A2" office:value-type="string">
            <text:p text:style-name="P23">MRR: <text:span text:style-name="T35">0.0128273911274</text:span></text:p>
            <text:p text:style-name="P23">MAP: 0.0128538461538</text:p>
            <text:p text:style-name="P23">R-P: 0.0128803011803</text:p>
            <text:p text:style-name="P23">P@1: 0.00733333333333</text:p>
            <text:p text:style-name="P23">P@5: 0.004</text:p>
            <text:p text:style-name="P23">P@15: 0.00204444444444</text:p>
          </table:table-cell>
          <table:table-cell table:style-name="Table3.C2" office:value-type="string">
            <text:p text:style-name="P24">MRR: 0.00578038258038</text:p>
            <text:p text:style-name="P24">MAP: 0.00550525030525</text:p>
            <text:p text:style-name="P24">R-P: 0.00539943019943</text:p>
            <text:p text:style-name="P24">P@1: 0.00266666666667</text:p>
            <text:p text:style-name="P24">P@5: 0.00186666666667</text:p>
            <text:p text:style-name="P24">P@15: 0.00111111111111</text:p>
          </table:table-cell>
        </table:table-row>
      </table:table>
      <text:p text:style-name="P144"/>
      <text:p text:style-name="P143"><text:span text:style-name="T108">RESULT: </text:span><text:span text:style-name="T38">W</text:span>ord-analogy with cat-animal is used for rest of the experiments</text:p>
      <text:p text:style-name="P141"/>
      <text:p text:style-name="P80"><text:span text:style-name="T72">STEP </text:span><text:span text:style-name="T73">2</text:span><text:span text:style-name="T72">: Identifying the </text:span><text:span text:style-name="T73">word – embedding model built with the help of word2Vec tool</text:span></text:p>
      <text:p text:style-name="P142">To create a word embedding matrix we considered the following variations of the input sentences:</text:p>
      <text:p text:style-name="P142">(replicating examples from table 1)</text:p>
      <text:p text:style-name="P81"><text:span text:style-name="T8"><text:tab/><text:tab/><text:tab/><text:tab/><text:tab/><text:tab/></text:span>1. DATA:</text:p>
      <text:p text:style-name="P93">A.<text:tab/>Plain UMBC untagged corpus: </text:p>
      <text:p text:style-name="P142"><text:span text:style-name="T35">example:</text:span> </text:p>
      <text:p text:style-name="P159">World War II aboard a destroyer escort . After the war he entered the steel industry and joined the family owned Morgan Construction Co. , which creates the "machines behind the machines" <text:s/>-- designing continuous rolling mills for worldwide use , oil-film bearings under the name Morgoil , and universal joints and drive spindles for worldwide oil-field and rolling-mill applications . </text:p>
      <text:p text:style-name="P142"/>
      <text:p text:style-name="P94">B.<text:tab/> Normalised UMBC Corpus (Stage1) <text:span text:style-name="T1">Normalized1</text:span></text:p>
      <text:p text:style-name="P87">example:</text:p>
      <text:p text:style-name="P160">world war ii destroyer escort war steel industry family morgan construction co. <text:s/>machines machines mills use bearings name morgoil joints drive spindles oil-field rolling-mill applications <text:s text:c="2"/>the_name a_destroyer worldwide_oil-field drive_spindles morgan_construction_co. world_war the_war rolling_mills world_war_ii oil-film_bearings the_steel universal_joints morgan_construction the_family oil-field_and_rolling-mill the_ma chines rolling-mill_applications worldwide_use joints_and_drive</text:p>
      <text:p text:style-name="P160"/>
      <text:p text:style-name="P94">C.<text:tab/> Normalised UMBC Corpus (Stage2) <text:span text:style-name="T1">Normalized2</text:span></text:p>
      <text:p text:style-name="P100"><text:span text:style-name="T109">For stage 1</text:span>, the data was not stemmed. So I applied stemming again to the input corpus (but for <text:span text:style-name="T109">plural form of</text:span> nouns only) and recreated the normalized text. This time the normalized text also retained <text:span text:style-name="T109">a</text:span>dverbs, adjectives and verbs apart from nouns and noun phrases.</text:p>
      <text:p text:style-name="P87">example:</text:p>
      <text:p text:style-name="P160">world war world_war ii destroyer escort destroyer_escort war entered steel industry steel_industry joined family owned morgan construction morgan_construction co. <text:s/>machin machin <text:s/>designing continuous rolling mill worldwide use oil-film bear name morgoil name_morgoil universal joint drive spindl drive_spindl worldwide oil-field rolling-mill applic rolling-mill_applic</text:p>
      <text:p text:style-name="P160"/>
      <text:p text:style-name="P95"><text:soft-page-break/><text:span text:style-name="T109">D. Normalised Hearst Patterns (stage2) </text:span><text:span text:style-name="T3">Normali</text:span><text:span text:style-name="T4">z</text:span><text:span text:style-name="T3">edHP</text:span></text:p>
      <text:p text:style-name="P159">Since Hearst patterns also hold some information about the IS-A relationship between concepts. I though to include them as well in the word embedding. So<text:span text:style-name="T38"> I have normalized the Hearts Patterns </text:span>and <text:span text:style-name="T38"><text:s/>normalization is represented as :</text:span></text:p>
      <text:p text:style-name="P105">hypernym : hyponym1, hyponym2<text:tab/><text:span text:style-name="T110">→</text:span> hypernym hyponym1 hypernym hyponym2 hypernym</text:p>
      <text:p text:style-name="P87">example:</text:p>
      <text:p text:style-name="P131">member : <text:span text:style-name="T90">parents , grandparents , stepparents , sister , brother , child , spouse , domestic partner</text:span></text:p>
      <text:p text:style-name="P131"><text:span text:style-name="T69"><text:tab/><text:tab/><text:tab/><text:tab/><text:tab/><text:tab/></text:span><text:span text:style-name="T114">→</text:span><text:span text:style-name="T115"> </text:span></text:p>
      <text:p text:style-name="P36">member parents member grandparents member stepparents member sister member brother member child member spouse member domestic_partner partner member</text:p>
      <text:p text:style-name="P11">E. <text:tab/>Google news vectors: </text:p>
      <text:p text:style-name="P37"><text:span text:style-name="Strong_20_Emphasis"><text:span text:style-name="T54">Google News</text:span></text:span><text:span text:style-name="T54"> </text:span>corpus <text:span text:style-name="T116">+</text:span> word <text:span text:style-name="T116">embedding</text:span> model (<text:span text:style-name="T116">Vocab size = </text:span>3 million <text:span text:style-name="T116">words; Dimentions = </text:span>300;<text:tab/><text:span text:style-name="T116">model: skip-gram; <text:tab/>minimum frequency: 5;<text:tab/>window size = 10</text:span> ).</text:p>
      <text:p text:style-name="P37"><text:tab/><text:tab/><text:tab/><text:tab/></text:p>
      <text:p text:style-name="P38"><text:span text:style-name="T43"><text:tab/><text:tab/><text:tab/><text:tab/></text:span><text:span text:style-name="T42">2. original VS Stemming</text:span></text:p>
      <text:p text:style-name="P181"><text:span text:style-name="T36">S</text:span><text:span text:style-name="T34">o far all the tests were done against original words from inth input corpus. What if the word predicted by one the models in “persons” and the candiadate hypernym file has “person”. So we need a way to stem either the candidate vocabulary or predicted output or both. </text:span><text:span text:style-name="T40">I have conducted few experiments by applying stemming to – candidate hypernym vocabulary, AH = { predicted hypernyms} (output from word analogy cat:animal::hyponym:&lt;?&gt; applied to finalized word embedding) in </text:span>some <text:span text:style-name="T40">combinations </text:span>to see which combination produces better results. The below experiment combinations is the comiantions from the following major decisions:</text:p>
      <text:p text:style-name="P106">I. <text:s text:c="8"/>V = {candidate vocabulary} <text:s text:c="9"/>VS <text:s text:c="15"/>New V ={ V + stemmed(V) }</text:p>
      <text:p text:style-name="P106">II. <text:s/>AH = {predicted output hypernyms} VS <text:s text:c="10"/>New AH = { AH OR stemmed(AH) OR <text:tab/><text:tab/><text:tab/><text:tab/><text:tab/><text:tab/><text:tab/><text:tab/> <text:s text:c="13"/>Backoff(AH) OR stemmed(Backoff(AH) }</text:p>
      <text:p text:style-name="P108">Once a result set AH is predicted by our model, we <text:span text:style-name="T118">the decision </text:span>II. Then refine the results by eliminating candidates which do not exist in I <text:span text:style-name="T118">(either V or New V).</text:span></text:p>
      <text:p text:style-name="P86">Experiment </text:p>
      <text:p text:style-name="P86">Combinations:<text:span text:style-name="T8"> <text:tab/><text:tab/></text:span>I.<text:span text:style-name="T8"><text:tab/><text:tab/><text:tab/></text:span>+ <text:span text:style-name="T8"><text:tab/><text:tab/><text:tab/><text:tab/></text:span>II.</text:p>
      <text:p text:style-name="P109"><text:span text:style-name="T53"><text:tab/>a</text:span>. <text:tab/>I. V = {candidate vocabulary}<text:tab/>+<text:tab/>II. <text:tab/>AH = {predicted output hypernyms }</text:p>
      <text:p text:style-name="P109"><text:span text:style-name="T53"><text:tab/>b</text:span>. <text:tab/>I. New V ={ V + stemmed(V) }<text:tab/>+<text:tab/>II. <text:tab/>New AH = { AH OR stemmed(AH) <text:tab/> <text:s text:c="9"/><text:tab/><text:tab/><text:tab/><text:tab/><text:tab/><text:tab/><text:tab/> <text:s text:c="7"/>OR Backoff(AH) OR stemmed(Backoff(AH) }</text:p>
      <text:p text:style-name="P109"><text:span text:style-name="T53"><text:tab/>c</text:span>. <text:tab/>I. New V ={ V + stemmed(V) }<text:tab/>+<text:tab/>II. <text:tab/>AH = {predicted output hypernyms }</text:p>
      <text:p text:style-name="P108"><text:span text:style-name="T1"><text:tab/>d.<text:tab/></text:span><text:span text:style-name="T2">I. V = {candidate vocabulary}<text:tab/>+<text:tab/>II. <text:tab/>New AH = { AH OR stemmed(AH) <text:tab/><text:tab/><text:tab/><text:tab/><text:tab/><text:tab/><text:tab/> <text:s text:c="4"/>OR Backoff(AH) OR stemmed(Backoff(AH) }</text:span></text:p>
      <text:p text:style-name="P107"/>
      <text:p text:style-name="P182"><text:span text:style-name="T2">W</text:span><text:span text:style-name="T1">ord Analogy is applied on a word embedding created with the following combination:</text:span></text:p>
      <text:p text:style-name="P182"><text:span text:style-name="T37">Data :</text:span><text:span text:style-name="T1"> </text:span><text:span text:style-name="T54">New Normalized Data (stage2 from table1) + Normalized Hearst Pattern (stage2 from table1) </text:span></text:p>
      <text:p text:style-name="P92"><text:span text:style-name="T52">M</text:span>odel :<text:span text:style-name="T8"> Skip-Gram Model</text:span></text:p>
      <text:p text:style-name="P92">Window size + minim frequency :<text:span text:style-name="T8"> 10 + 5</text:span></text:p>
      <text:p text:style-name="P92">Seed :<text:span text:style-name="T8"> cat-animal</text:span></text:p>
      <text:p text:style-name="P92">Sample Data :<text:span text:style-name="T8"> Training Data (1500 sample)</text:span></text:p>
      <text:p text:style-name="P120"><text:span text:style-name="T52">[ </text:span>More about the bed word2vec model in next step 3. word2vec Configurations ]</text:p>
      <text:p text:style-name="P107"/>
      <table:table table:name="Table2" table:style-name="Table2">
        <table:table-column table:style-name="Table2.A"/>
        <table:table-column table:style-name="Table2.B"/>
        <table:table-row>
          <table:table-cell table:style-name="Table2.A1" table:number-columns-spanned="2" office:value-type="string">
            <text:p text:style-name="P34">TABLE 3</text:p>
          </table:table-cell>
          <table:covered-table-cell/>
        </table:table-row>
        <table:table-row>
          <table:table-cell table:style-name="Table2.A2" office:value-type="string">
            <text:p text:style-name="P39"><text:s text:c="31"/>Combination a.</text:p>
          </table:table-cell>
          <table:table-cell table:style-name="Table2.B2" office:value-type="string">
            <text:p text:style-name="Table_20_Contents"><text:s text:c="26"/><text:span text:style-name="T119">Combination b.</text:span></text:p>
          </table:table-cell>
        </table:table-row>
        <text:soft-page-break/>
        <table:table-row>
          <table:table-cell table:style-name="Table2.A2" office:value-type="string">
            <text:p text:style-name="P73">MRR: 0.023385986236</text:p>
            <text:p text:style-name="P73">MAP: 0.0224854571355</text:p>
            <text:p text:style-name="P73">R-P: 0.0214505365005</text:p>
            <text:p text:style-name="P73">P@1: 0.0146666666667</text:p>
            <text:p text:style-name="P73">P@5: 0.00786666666667</text:p>
            <text:p text:style-name="P73">P@15: 0.00373333333333</text:p>
          </table:table-cell>
          <table:table-cell table:style-name="Table2.B2" office:value-type="string">
            <text:p text:style-name="P74">MRR: 0.0220841510342</text:p>
            <text:p text:style-name="P74">MAP: 0.0214873015873</text:p>
            <text:p text:style-name="P74">R-P: 0.0207495430495</text:p>
            <text:p text:style-name="P74">P@1: 0.0133333333333</text:p>
            <text:p text:style-name="P74">P@5: 0.00733333333333</text:p>
            <text:p text:style-name="P74">P@15: 0.00386666666667</text:p>
          </table:table-cell>
        </table:table-row>
        <table:table-row>
          <table:table-cell table:style-name="Table2.A2" office:value-type="string">
            <text:p text:style-name="Table_20_Contents"><text:s text:c="27"/><text:span text:style-name="T119">Combination c.</text:span></text:p>
          </table:table-cell>
          <table:table-cell table:style-name="Table2.B2" office:value-type="string">
            <text:p text:style-name="Table_20_Contents"><text:s text:c="21"/><text:span text:style-name="T46"><text:s text:c="3"/></text:span><text:span text:style-name="T47">Combination d.</text:span></text:p>
          </table:table-cell>
        </table:table-row>
        <table:table-row>
          <table:table-cell table:style-name="Table2.A2" office:value-type="string">
            <text:p text:style-name="P75">MRR: 0.0212438986939</text:p>
            <text:p text:style-name="P75">MAP: 0.0202585331335</text:p>
            <text:p text:style-name="P75">R-P: 0.0191441632442</text:p>
            <text:p text:style-name="P75">P@1: 0.0126666666667</text:p>
            <text:p text:style-name="P75">P@5: 0.0072</text:p>
            <text:p text:style-name="P75">P@15: 0.00368888888889</text:p>
          </table:table-cell>
          <table:table-cell table:style-name="Table2.B2" office:value-type="string">
            <text:p text:style-name="P76">MRR:<text:span text:style-name="T108"> 0.024830983831</text:span></text:p>
            <text:p text:style-name="P76">MAP: <text:span text:style-name="T108">0.0243206737707</text:span></text:p>
            <text:p text:style-name="P76">R-P: 0.0236667129167</text:p>
            <text:p text:style-name="P76">P@1: 0.0153333333333</text:p>
            <text:p text:style-name="P76">P@5: 0.008</text:p>
            <text:p text:style-name="P76">P@15: 0.00422222222222</text:p>
          </table:table-cell>
        </table:table-row>
      </table:table>
      <text:p text:style-name="P133"><text:span text:style-name="T50">F</text:span><text:span text:style-name="T49">rom the results Combination </text:span><text:span text:style-name="T48">d &gt; a &gt; b &gt; c</text:span><text:span text:style-name="T49"> [with respect to MRR </text:span><text:span text:style-name="T51">and MAP</text:span><text:span text:style-name="T49">]</text:span></text:p>
      <text:p text:style-name="P148"><text:span text:style-name="T65">R</text:span><text:span text:style-name="T64">ESULT:</text:span></text:p>
      <text:p text:style-name="P146">The best model was d. with original candidate vocabulary and stemmed output hypernyms with a back-off lookup against this original candidate vocabulary.</text:p>
      <text:p text:style-name="P146"/>
      <text:p text:style-name="P149"><text:span text:style-name="T70">W</text:span><text:span text:style-name="T67">e always take to 15 results from the analogy result. [ we evaluated results with top 3, 5, 10, 15 : but top 15 has better MRR results ]</text:span></text:p>
      <text:p text:style-name="P146"/>
      <text:p text:style-name="P38"><text:span text:style-name="T45"><text:tab/><text:tab/><text:tab/></text:span><text:span text:style-name="T42">3</text:span><text:span text:style-name="T41">. word2vec Configurations</text:span></text:p>
      <text:p text:style-name="P101"><text:span text:style-name="T116">A. MODEL:</text:span><text:tab/>Skip-gram <text:tab/><text:tab/><text:tab/><text:tab/><text:span text:style-name="T39">VS</text:span> <text:tab/><text:tab/>CBOW</text:p>
      <text:p text:style-name="P102"><text:span text:style-name="T116">B. Input Data </text:span><text:span text:style-name="T62">1. </text:span><text:span text:style-name="T60">Data</text:span><text:span text:style-name="T116"> </text:span>: </text:p>
      <text:p text:style-name="P179">-<text:tab/>1. A plaint untagged text (VS)</text:p>
      <text:p text:style-name="P102">-<text:tab/><text:span text:style-name="T116">1. B </text:span>normalized texts <text:span text:style-name="T116">stage 1</text:span> – <text:span text:style-name="T116">Normalized1 (VS)</text:span></text:p>
      <text:p text:style-name="P102">-<text:tab/><text:span text:style-name="T116">1. C </text:span>normalized texts <text:span text:style-name="T116">stage 2 - Normalized2 (VS)</text:span></text:p>
      <text:p text:style-name="P179">-<text:tab/>1. D Normalises Hearst Patterns - NormalizedHP (VS)</text:p>
      <text:p text:style-name="P179">-<text:tab/>1. E <text:span text:style-name="T117">Google News Vectors</text:span></text:p>
      <text:p text:style-name="P179">-<text:tab/><text:span text:style-name="T117">1. F : C + D – Normaliation2 + NormalizationHP</text:span></text:p>
      <text:p text:style-name="P180">C. Window Size + Minimum Frequency : <text:s text:c="2"/>10 <text:s/>+ <text:s text:c="2"/>5 <text:s text:c="3"/>(VS) <text:s text:c="3"/>20 <text:s/>+ <text:s/>10</text:p>
      <text:p text:style-name="P180">The following <text:s/>are the results of few combinations of A. B. and C.</text:p>
      <text:p text:style-name="P180"/>
      <table:table table:name="Table4" table:style-name="Table4">
        <table:table-column table:style-name="Table4.A"/>
        <table:table-column table:style-name="Table4.B"/>
        <table:table-row>
          <table:table-cell table:style-name="Table4.A1" table:number-columns-spanned="2" office:value-type="string">
            <text:p text:style-name="P35">TABLE 4</text:p>
          </table:table-cell>
          <table:covered-table-cell/>
        </table:table-row>
        <table:table-row>
          <table:table-cell table:style-name="Table4.A2" office:value-type="string">
            <text:p text:style-name="P7">Combination 1:</text:p>
            <text:p text:style-name="P40">A. Skip-gram <text:s text:c="18"/></text:p>
            <text:p text:style-name="P40">B. 1.D NormalizedHP</text:p>
            <text:p text:style-name="P40"><text:soft-page-break/>C. Window Size : 20 + 10 </text:p>
            <text:p text:style-name="P43">Vocab size : 118631</text:p>
          </table:table-cell>
          <table:table-cell table:style-name="Table4.B2" office:value-type="string">
            <text:p text:style-name="P8">Combination <text:span text:style-name="T121">2</text:span>:</text:p>
            <text:p text:style-name="P41">A. Skip-gram <text:s text:c="18"/></text:p>
            <text:p text:style-name="P41">B. <text:span text:style-name="T121">1. B normalized texts stage 1 – Normalized1</text:span></text:p>
            <text:p text:style-name="P41"><text:soft-page-break/>C. Window Size : <text:span text:style-name="T121">1</text:span>0 + <text:span text:style-name="T121">5</text:span> </text:p>
            <text:p text:style-name="P43">Vocab Size : 1448927</text:p>
          </table:table-cell>
        </table:table-row>
        <table:table-row>
          <table:table-cell table:style-name="Table4.A2" office:value-type="string">
            <text:p text:style-name="P40">MRR: 0.0102893846894</text:p>
            <text:p text:style-name="P40">MAP: 0.0101848500265</text:p>
            <text:p text:style-name="P40">R-P: 0.0101037721538</text:p>
            <text:p text:style-name="P40">P@1: 0.00466666666667</text:p>
            <text:p text:style-name="P40">P@5: 0.00373333333333</text:p>
            <text:p text:style-name="P40">P@15: 0.00231111111111</text:p>
          </table:table-cell>
          <table:table-cell table:style-name="Table4.B2" office:value-type="string">
            <text:p text:style-name="P43">MRR: 0.0234560920561</text:p>
            <text:p text:style-name="P43">MAP: 0.0226945147445</text:p>
            <text:p text:style-name="P43">R-P: 0.0219329374329</text:p>
            <text:p text:style-name="P43">P@1: 0.0126666666667</text:p>
            <text:p text:style-name="P43">P@5: 0.0076</text:p>
            <text:p text:style-name="P43">P@15: 0.00368888888889</text:p>
          </table:table-cell>
        </table:table-row>
        <table:table-row>
          <table:table-cell table:style-name="Table4.A2" office:value-type="string">
            <text:p text:style-name="P9">Combination <text:span text:style-name="T121">3</text:span>:</text:p>
            <text:p text:style-name="P47">A. <text:span text:style-name="T120">CBOW</text:span> <text:s text:c="18"/></text:p>
            <text:p text:style-name="P48">B. 1.<text:span text:style-name="T117">F : C+D:Normaliation2+NormalizationHP</text:span></text:p>
            <text:p text:style-name="P47">C. Window Size : 20 + 10 </text:p>
            <text:p text:style-name="P50">Vocab size : 972144</text:p>
          </table:table-cell>
          <table:table-cell table:style-name="Table4.B2" office:value-type="string">
            <text:p text:style-name="P10">Combination <text:span text:style-name="T122">4</text:span>:</text:p>
            <text:p text:style-name="P49">A. <text:span text:style-name="T122">Skip-gram</text:span> <text:s text:c="18"/></text:p>
            <text:p text:style-name="P49">B. 1.<text:span text:style-name="T117">F : C+D:Normaliation2+NormalizationHP</text:span></text:p>
            <text:p text:style-name="P49">C. Window Size : 20 + 10 </text:p>
            <text:p text:style-name="P51"><text:span text:style-name="T122">V</text:span>ocab <text:span text:style-name="T122">Size</text:span>=972144</text:p>
          </table:table-cell>
        </table:table-row>
        <table:table-row>
          <table:table-cell table:style-name="Table4.A2" office:value-type="string">
            <text:p text:style-name="P46">MRR: 0.0249653032153</text:p>
            <text:p text:style-name="P42">MAP: 0.024086987087</text:p>
            <text:p text:style-name="P42">R-P: 0.0234647556148</text:p>
            <text:p text:style-name="P42">P@1: 0.0113333333333</text:p>
            <text:p text:style-name="P42">P@5: 0.0092</text:p>
            <text:p text:style-name="P42">P@15: 0.0048</text:p>
          </table:table-cell>
          <table:table-cell table:style-name="Table4.B2" office:value-type="string">
            <text:p text:style-name="P45">MRR: 0.030199013949</text:p>
            <text:p text:style-name="P44">MAP: 0.0292090349465</text:p>
            <text:p text:style-name="P44">R-P: 0.0284017519518</text:p>
            <text:p text:style-name="P44">P@1: 0.0166666666667</text:p>
            <text:p text:style-name="P44">P@5: 0.0102666666667</text:p>
            <text:p text:style-name="P44">P@15: 0.00502222222222</text:p>
          </table:table-cell>
        </table:table-row>
      </table:table>
      <text:p text:style-name="P102"/>
      <text:p text:style-name="P150">RESULT:</text:p>
      <text:p text:style-name="P153">The best model was UMBCNewNormNoStopHearst_<text:span text:style-name="T123">SG_</text:span>20_10 with below configurations <text:span text:style-name="T123">(Combination 4)</text:span></text:p>
      <text:p text:style-name="P153"><text:tab/>- <text:tab/><text:span text:style-name="T123">Skip-gram </text:span>Model</text:p>
      <text:p text:style-name="P153"><text:tab/>- <text:tab/>Data: Normalization2 + <text:s/><text:span text:style-name="T40">Normalized Hearst Patterns</text:span></text:p>
      <text:p text:style-name="P153"><text:tab/>- <text:tab/><text:span text:style-name="T40">window size + minimum frequency : <text:s/>20 + 10</text:span></text:p>
      <text:p text:style-name="P154">The <text:span text:style-name="T123">2</text:span><text:span text:style-name="T124">nd</text:span><text:span text:style-name="T123"> </text:span>best model was UMBCNewNormNoStopHearst_<text:span text:style-name="T123">CBOW_</text:span>20_10 with below configurations</text:p>
      <text:p text:style-name="P156">(Combination 3)</text:p>
      <text:p text:style-name="P154"><text:tab/>- <text:tab/><text:span text:style-name="T123">CBOW </text:span>Model</text:p>
      <text:p text:style-name="P154"><text:tab/>- <text:tab/>Data: Normalization2 + <text:s/><text:span text:style-name="T40">Normalized Hearst Patterns</text:span></text:p>
      <text:p text:style-name="P154"><text:tab/>- <text:tab/><text:span text:style-name="T40">window size + minimum frequency : <text:s/>20 + 10</text:span></text:p>
      <text:p text:style-name="P145">Initially I went ahead and worked with <text:span text:style-name="T34">Combination 4</text:span> for the next module, but the results degraded. So I considered <text:span text:style-name="T34">Combination 3</text:span> which could retain the current result. So I tooke both these models for next stage.</text:p>
      <text:p text:style-name="P153">Th<text:span text:style-name="T123">ese two </text:span>model<text:span text:style-name="T123">s are used</text:span> from here with the other experiments.</text:p>
      <text:p text:style-name="P156">Names of the files: </text:p>
      <text:p text:style-name="P156">1. UMBCNewNormNoStopHearst_CBOW_20_10* (3 files) - Combination 3</text:p>
      <text:p text:style-name="P156">2. UMBCNewNormNoStopHearst_SG_20_10* (3 files) - Combination 4</text:p>
      <text:p text:style-name="P156"/>
      <text:p text:style-name="P82"><text:span text:style-name="T74">STEP </text:span><text:span text:style-name="T75">3</text:span><text:span text:style-name="T74">: </text:span><text:span text:style-name="T75">Eliminating the cat-animal dependency – Calculating PHI</text:span></text:p>
      <text:p text:style-name="P83"><text:span text:style-name="T78"><text:tab/><text:tab/><text:tab/> <text:s text:c="3"/></text:span><text:span text:style-name="T85">S</text:span><text:span text:style-name="T84">tage2 : PHIModule (MODEL2)</text:span></text:p>
      <text:p text:style-name="P184"><text:soft-page-break/><text:span text:style-name="T63">Reference : </text:span><text:span text:style-name="T60">Learning Semantic Hierarchies via Word Embeddings</text:span><text:span text:style-name="T9">[</text:span><text:span text:style-name="T11">3</text:span><text:span text:style-name="T9">]</text:span></text:p>
      <text:p text:style-name="P185"><text:span text:style-name="T9">I</text:span><text:span text:style-name="T19">n all the above experiments and evaluations we used the word-analogy over word embeddings with seed cat-animal. (word2Vec Python Module Efficient Estimation of Word Representations in Vector Space [4]).</text:span><text:span text:style-name="T9"> But if the training target hyponym sample is changed, cat-animal pair did not work well. For example, for the trial data , india-countries pair worked better than cat-animal. </text:span></text:p>
      <text:p text:style-name="P164"/>
      <table:table table:name="Table5" table:style-name="Table5">
        <table:table-column table:style-name="Table5.A"/>
        <table:table-column table:style-name="Table5.B"/>
        <table:table-row>
          <table:table-cell table:style-name="Table5.A1" table:number-columns-spanned="2" office:value-type="string">
            <text:p text:style-name="P33">TABLE 5 </text:p>
          </table:table-cell>
          <table:covered-table-cell/>
        </table:table-row>
        <table:table-row>
          <table:table-cell table:style-name="Table5.A2" table:number-columns-spanned="2" office:value-type="string">
            <text:p text:style-name="P25">TRIAL DATA</text:p>
          </table:table-cell>
          <table:covered-table-cell/>
        </table:table-row>
        <table:table-row>
          <table:table-cell table:style-name="Table5.A2" table:number-columns-spanned="2" office:value-type="string">
            <text:p text:style-name="P54">Word analogy Pair : <text:span text:style-name="T143">CAT-ANIMAL</text:span></text:p>
          </table:table-cell>
          <table:covered-table-cell/>
        </table:table-row>
        <table:table-row>
          <table:table-cell table:style-name="Table5.A4" office:value-type="string">
            <text:p text:style-name="P52">Step 2:3.word2Vec Configuration <text:span text:style-name="T35">Combination 3</text:span></text:p>
            <text:p text:style-name="P59">A. <text:span text:style-name="T120">CBOW</text:span> <text:s text:c="18"/></text:p>
            <text:p text:style-name="P59">B. 1.<text:span text:style-name="T117">F : C+D:Normaliation2+NormalizationHP</text:span></text:p>
            <text:p text:style-name="P59">C. Window Size : 20 + 10 </text:p>
            <text:p text:style-name="P61">Vocab size : 972144</text:p>
          </table:table-cell>
          <table:table-cell table:style-name="Table5.A2" office:value-type="string">
            <text:p text:style-name="P52">Step 2:3.word2Vec Configuration <text:span text:style-name="T35">Combination 4</text:span></text:p>
            <text:p text:style-name="P59">A. <text:span text:style-name="T142">Ship-gram</text:span> <text:s text:c="17"/></text:p>
            <text:p text:style-name="P59">B. 1.<text:span text:style-name="T117">F : C+D:Normaliation2+NormalizationHP</text:span></text:p>
            <text:p text:style-name="P59">C. Window Size : 20 + 10 </text:p>
            <text:p text:style-name="P61">Vocab size : 972144</text:p>
          </table:table-cell>
        </table:table-row>
        <table:table-row>
          <table:table-cell table:style-name="Table5.A4" office:value-type="string">
            <text:p text:style-name="P58">MRR: <text:span text:style-name="T146">0.01</text:span></text:p>
            <text:p text:style-name="P58">MAP: 0.01</text:p>
            <text:p text:style-name="P58">R-P: 0.01</text:p>
            <text:p text:style-name="P58">P@1: 0.0</text:p>
            <text:p text:style-name="P58">P@5: 0.004</text:p>
            <text:p text:style-name="P58">P@15: 0.00133333333333</text:p>
          </table:table-cell>
          <table:table-cell table:style-name="Table5.A2" office:value-type="string">
            <text:p text:style-name="P58">MRR: <text:span text:style-name="T144">0.0416666666667</text:span></text:p>
            <text:p text:style-name="P58">MAP: 0.0433333333333</text:p>
            <text:p text:style-name="P58">R-P: 0.045</text:p>
            <text:p text:style-name="P58">P@1: 0.02</text:p>
            <text:p text:style-name="P58">P@5: 0.02</text:p>
            <text:p text:style-name="P58">P@15: 0.00666666666667</text:p>
          </table:table-cell>
        </table:table-row>
        <table:table-row>
          <table:table-cell table:style-name="Table5.A2" table:number-columns-spanned="2" office:value-type="string">
            <text:p text:style-name="P54">Word analogy Pair : <text:span text:style-name="T143">INDIA-COUNTRIES</text:span></text:p>
          </table:table-cell>
          <table:covered-table-cell/>
        </table:table-row>
        <table:table-row>
          <table:table-cell table:style-name="Table5.A4" office:value-type="string">
            <text:p text:style-name="P52">Step 2:3.word2Vec Configuration <text:span text:style-name="T35">Combination 3</text:span></text:p>
            <text:p text:style-name="P59">A. <text:span text:style-name="T120">CBOW</text:span> <text:s text:c="18"/></text:p>
            <text:p text:style-name="P59">B. 1.<text:span text:style-name="T117">F : C+D:Normaliation2+NormalizationHP</text:span></text:p>
            <text:p text:style-name="P59">C. Window Size : 20 + 10 </text:p>
            <text:p text:style-name="P61">Vocab size : 972144</text:p>
          </table:table-cell>
          <table:table-cell table:style-name="Table5.A2" office:value-type="string">
            <text:p text:style-name="P52">Step 2:3.word2Vec Configuration <text:span text:style-name="T35">Combination 4</text:span></text:p>
            <text:p text:style-name="P59">A. <text:span text:style-name="T142">Ship-gram</text:span> <text:s text:c="17"/></text:p>
            <text:p text:style-name="P59">B. 1.<text:span text:style-name="T117">F : C+D:Normaliation2+NormalizationHP</text:span></text:p>
            <text:p text:style-name="P59">C. Window Size : 20 + 10 </text:p>
            <text:p text:style-name="P56">Vocab size : 972144</text:p>
          </table:table-cell>
        </table:table-row>
        <table:table-row>
          <table:table-cell table:style-name="Table5.A4" office:value-type="string">
            <text:p text:style-name="P58">MRR: <text:span text:style-name="T146">0.02</text:span></text:p>
            <text:p text:style-name="P58">MAP: 0.02</text:p>
            <text:p text:style-name="P58">R-P: 0.02</text:p>
            <text:p text:style-name="P58">P@1: 0.0</text:p>
            <text:p text:style-name="P58">P@5: 0.008</text:p>
            <text:p text:style-name="P58">P@15: 0.00266666666667</text:p>
          </table:table-cell>
          <table:table-cell table:style-name="Table5.A2" office:value-type="string">
            <text:p text:style-name="P58">MRR: <text:span text:style-name="T145">0.00222222222222</text:span></text:p>
            <text:p text:style-name="P58">MAP: 0.00222222222222</text:p>
            <text:p text:style-name="P58">R-P: 0.00222222222222</text:p>
            <text:p text:style-name="P58">P@1: 0.0</text:p>
            <text:p text:style-name="P58">P@5: 0.0</text:p>
            <text:p text:style-name="P58">P@15: 0.00133333333333</text:p>
          </table:table-cell>
        </table:table-row>
        <table:table-row>
          <table:table-cell table:style-name="Table5.A2" table:number-columns-spanned="2" office:value-type="string">
            <text:p text:style-name="P25">TR<text:span text:style-name="T143">AINING</text:span> DATA</text:p>
          </table:table-cell>
          <table:covered-table-cell/>
        </table:table-row>
        <table:table-row>
          <table:table-cell table:style-name="Table5.A2" table:number-columns-spanned="2" office:value-type="string">
            <text:p text:style-name="P53">Word analogy Pair : <text:span text:style-name="T143">CAT-ANIMAL</text:span></text:p>
          </table:table-cell>
          <table:covered-table-cell/>
        </table:table-row>
        <table:table-row>
          <table:table-cell table:style-name="Table5.A4" office:value-type="string">
            <text:p text:style-name="P52">Step 2:3.word2Vec Configuration <text:span text:style-name="T35">Combination 3</text:span></text:p>
            <text:p text:style-name="P59">A. <text:span text:style-name="T120">CBOW</text:span> <text:s text:c="18"/></text:p>
            <text:p text:style-name="P59">B. 1.<text:span text:style-name="T117">F : C+D:Normaliation2+NormalizationHP</text:span></text:p>
            <text:p text:style-name="P59">C. Window Size : 20 + 10 </text:p>
            <text:p text:style-name="P61">Vocab size : 972144</text:p>
          </table:table-cell>
          <table:table-cell table:style-name="Table5.A2" office:value-type="string">
            <text:p text:style-name="P52">Step 2:3.word2Vec Configuration <text:span text:style-name="T35">Combination 4</text:span></text:p>
            <text:p text:style-name="P59">A. <text:span text:style-name="T142">Ship-gram</text:span> <text:s text:c="17"/></text:p>
            <text:p text:style-name="P59">B. 1.<text:span text:style-name="T117">F : C+D:Normaliation2+NormalizationHP</text:span></text:p>
            <text:p text:style-name="P59">C. Window Size : 20 + 10 </text:p>
            <text:p text:style-name="P56">Vocab size : 972144</text:p>
          </table:table-cell>
        </table:table-row>
        <table:table-row>
          <table:table-cell table:style-name="Table5.A4" office:value-type="string">
            <text:p text:style-name="P62">MRR: <text:span text:style-name="T146">0.0249653032153</text:span></text:p>
            <text:p text:style-name="P62">MAP: 0.024086987087</text:p>
            <text:p text:style-name="P62">R-P: 0.0234647556148</text:p>
            <text:p text:style-name="P62">P@1: 0.0113333333333</text:p>
            <text:p text:style-name="P62">P@5: 0.0092</text:p>
            <text:p text:style-name="P62"><text:soft-page-break/>P@15: 0.0048</text:p>
          </table:table-cell>
          <table:table-cell table:style-name="Table5.A2" office:value-type="string">
            <text:p text:style-name="P62">MRR: <text:span text:style-name="T144">0.030199013949</text:span></text:p>
            <text:p text:style-name="P62">MAP: 0.0292090349465</text:p>
            <text:p text:style-name="P62">R-P: 0.0284017519518</text:p>
            <text:p text:style-name="P62">P@1: 0.0166666666667</text:p>
            <text:p text:style-name="P62">P@5: 0.0102666666667</text:p>
            <text:p text:style-name="P62"><text:soft-page-break/>P@15: 0.00502222222222</text:p>
          </table:table-cell>
        </table:table-row>
        <table:table-row>
          <table:table-cell table:style-name="Table5.A2" table:number-columns-spanned="2" office:value-type="string">
            <text:p text:style-name="P54">Word analogy Pair : <text:span text:style-name="T143">INDIA-COUNTRIES</text:span></text:p>
          </table:table-cell>
          <table:covered-table-cell/>
        </table:table-row>
        <table:table-row>
          <table:table-cell table:style-name="Table5.A4" office:value-type="string">
            <text:p text:style-name="P52">Step 2:3.word2Vec Configuration <text:span text:style-name="T35">Combination 3</text:span></text:p>
            <text:p text:style-name="P59">A. <text:span text:style-name="T120">CBOW</text:span> <text:s text:c="18"/></text:p>
            <text:p text:style-name="P59">B. 1.<text:span text:style-name="T117">F : C+D:Normaliation2+NormalizationHP</text:span></text:p>
            <text:p text:style-name="P59">C. Window Size : 20 + 10 </text:p>
            <text:p text:style-name="P61">Vocab size : 972144</text:p>
          </table:table-cell>
          <table:table-cell table:style-name="Table5.A2" office:value-type="string">
            <text:p text:style-name="P52">Step 2:3.word2Vec Configuration <text:span text:style-name="T35">Combination 4</text:span></text:p>
            <text:p text:style-name="P59">A. <text:span text:style-name="T142">Ship-gram</text:span> <text:s text:c="17"/></text:p>
            <text:p text:style-name="P59">B. 1.<text:span text:style-name="T117">F : C+D:Normaliation2+NormalizationHP</text:span></text:p>
            <text:p text:style-name="P59">C. Window Size : 20 + 10 </text:p>
            <text:p text:style-name="P56">Vocab size : 972144</text:p>
          </table:table-cell>
        </table:table-row>
        <table:table-row>
          <table:table-cell table:style-name="Table5.A4" office:value-type="string">
            <text:p text:style-name="P62">MRR: <text:span text:style-name="T146">0.0251667869168</text:span></text:p>
            <text:p text:style-name="P62">MAP: 0.0251518398268</text:p>
            <text:p text:style-name="P62">R-P: 0.0250866281866</text:p>
            <text:p text:style-name="P62">P@1: 0.0126666666667</text:p>
            <text:p text:style-name="P62">P@5: 0.0088</text:p>
            <text:p text:style-name="P62">P@15: 0.00493333333333</text:p>
          </table:table-cell>
          <table:table-cell table:style-name="Table5.A2" office:value-type="string">
            <text:p text:style-name="P62">MRR: <text:span text:style-name="T145">0.0208171143671</text:span></text:p>
            <text:p text:style-name="P62">MAP: 0.0204255078255</text:p>
            <text:p text:style-name="P62">R-P: 0.0200827228327</text:p>
            <text:p text:style-name="P62">P@1: 0.01</text:p>
            <text:p text:style-name="P62">P@5: 0.00733333333333</text:p>
            <text:p text:style-name="P62">P@15: 0.00382222222222</text:p>
          </table:table-cell>
        </table:table-row>
      </table:table>
      <text:p text:style-name="P164"/>
      <text:p text:style-name="P186"><text:span text:style-name="T8">There is one more reason apart from (PHIModule results) to choose CBOW model against Skip-gram: The results of skip-gram model are inconsistent across </text:span><text:span text:style-name="T20">trial - training data and seed pairs </text:span><text:span text:style-name="T22">CAT-ANIMAL </text:span><text:span text:style-name="T20">– </text:span><text:span text:style-name="T23">INDIA COUNTRIES</text:span><text:span text:style-name="T20">. Where as the </text:span><text:span text:style-name="T21">CBOW</text:span><text:span text:style-name="T20"> model produced consistent results in these scenarios.</text:span></text:p>
      <text:p text:style-name="P110"><text:span text:style-name="T9">- </text:span><text:span text:style-name="T24">In order to avoid this confusion between the seed pairs, we referred the paper </text:span><text:span text:style-name="T60">Learning Semantic Hierarchies via Word Embeddings</text:span><text:span text:style-name="T9">[</text:span><text:span text:style-name="T11">3</text:span><text:span text:style-name="T9">] to find a way by achieving the same results without the dependency of </text:span><text:span text:style-name="T24">seed-vise </text:span><text:span text:style-name="T9">word-analogy. </text:span><text:span text:style-name="T24">Before I implemented the strategy mentioned in this paper Arshia worked on en existing project.</text:span></text:p>
      <text:p text:style-name="P167">--------------------------------------------------------------------------------------------------------------------------</text:p>
      <text:p text:style-name="P167">SIDE: </text:p>
      <text:list xml:id="list3093799408636176927" text:style-name="L2">
        <text:list-item>
          <text:p text:style-name="P206"><text:span text:style-name="T9">Arshia took an existing project </text:span><text:span text:style-name="T11">based on this project (tested on Russian language), modified the code and applied it to our task with the CBOW-Word embeddings </text:span><text:span text:style-name="T24">(word embeddings – data: Normalized2 data; Model : CBOW; </text:span><text:span text:style-name="T25">Dimension</text:span><text:span text:style-name="T24">: 300, window size: 20, minimum frequency: 10)</text:span><text:span text:style-name="T11">. </text:span><text:span text:style-name="T12">The results are good. </text:span><text:span text:style-name="T24">So this supported our idea to implement the PHIModule.</text:span></text:p>
        </text:list-item>
        <text:list-item>
          <text:p text:style-name="P206"><text:span text:style-name="T24">We could not use this project to actually </text:span><text:span text:style-name="T25">get the possible hypernyms for the entire training data or trial data. It</text:span><text:span text:style-name="T11"> has a very low recall </text:span><text:span text:style-name="T25">value as it choose</text:span><text:span text:style-name="T11"> only 200</text:span><text:span text:style-name="T25">+</text:span><text:span text:style-name="T11"> hyponyms as test set from 1500 training data. <text:s/></text:span></text:p>
        </text:list-item>
      </text:list>
      <text:p text:style-name="P168">---------------------------------------------------------------------------------------------------------------------------</text:p>
      <text:p text:style-name="P140">PHI module:</text:p>
      <text:p text:style-name="P202"><text:span text:style-name="T111">PHI* (or PHI) = arg-min</text:span><text:span text:style-name="T112">[phi: 1→N] </text:span><text:span text:style-name="T111"><text:s/>((1/N) </text:span><text:span text:style-name="T147">∑</text:span><text:span text:style-name="T111">|| phi*X – Y ||</text:span><text:span text:style-name="T125">2</text:span><text:span text:style-name="T131">) <text:s/></text:span><text:span text:style-name="T132">[F1]</text:span></text:p>
      <text:p text:style-name="P196"/>
      <text:p text:style-name="P187"><text:span text:style-name="T128">N – </text:span><text:span text:style-name="T127">pairs of (hyponym, hypernym) from the training data. Each phi value is computed as phi = vector(Y)/Vector(X). Where X is the hyponym and Y is the hypernym from the pairs. Total pairs used for computation : <text:s/></text:span><text:span text:style-name="T129">6768 pairs – </text:span><text:span text:style-name="T127">formed from 1500 input hyponym terms and their respective gold data hypernyms. Steps of the algorithm:</text:span></text:p>
      <text:p text:style-name="P187"><text:span text:style-name="T127">1. Fetch the pairs from 1A.english.training.data.txt and <text:s/>1A.english.training.gold.txt </text:span><text:span text:style-name="T130">(training data is used to determine PHI value)</text:span></text:p>
      <text:p text:style-name="P187"><text:span text:style-name="T127">2. Load the word embedding (</text:span><text:span text:style-name="T134">UMBCNewNormNoStopHearst_CBOW_20_10 </text:span><text:span text:style-name="T133">or </text:span><text:span text:style-name="T134">UMBCNewNormNoStopHearst_</text:span><text:span text:style-name="T133">SG</text:span><text:span text:style-name="T134">_20_10 </text:span><text:span text:style-name="T133">from Step 2) </text:span><text:span text:style-name="T135">and fetch the vector representations of the (hyponym, hypernym) pairs.</text:span></text:p>
      <text:p text:style-name="P188"><text:span text:style-name="T133">3. Calculate phi for all the pairs – p</text:span><text:span text:style-name="T136">hi = vector(Y)/Vector(X).</text:span></text:p>
      <text:p text:style-name="P188"><text:soft-page-break/><text:span text:style-name="T136">4. </text:span><text:span text:style-name="T133">Use these phi values in the above formula[F1] : for each phi compute (1/N)</text:span><text:span text:style-name="T141">∑</text:span><text:span text:style-name="T137">|| phi*X – Y ||</text:span><text:span text:style-name="T126">2</text:span><text:span text:style-name="T137"> </text:span><text:span text:style-name="T133">and store in a list.</text:span></text:p>
      <text:p text:style-name="P188"><text:span text:style-name="T137">5. </text:span><text:span text:style-name="T133">Find the phi value for which the above computed value (in 4) is minimum. This would be the PHI* (or simply PHI).</text:span></text:p>
      <text:p text:style-name="P188"><text:span text:style-name="T133">6. Use this PHI value in the most_similar function of word2Vec[4] to determine the possible hypernyms with the input hyponym term (either raining data or trial data or test data). </text:span><text:span text:style-name="T138">This is determined by the following two function calls:</text:span></text:p>
      <text:p text:style-name="P189"><text:span text:style-name="T138">X </text:span><text:span text:style-name="T133">= input term (hyponym)</text:span></text:p>
      <text:p text:style-name="P197">(stored in phi01.txt)&lt;hypernym list 1&gt; = most_similar(positive=[X, PHI*X], negative=[], 10)</text:p>
      <text:p text:style-name="P197">(stored in phi02.txt)&lt;hypernym list 2&gt; = most_similar(positive=[X], negative=[PHI*X], 10)</text:p>
      <text:p text:style-name="P199">7. Then &lt;hypernym list 1&gt; and &lt;hypernym list 2&gt; are merged together : hypernyms appearing in both the lists are given higher ranking and are listed first.</text:p>
      <text:p text:style-name="P199"/>
      <text:p text:style-name="P200"><text:tab/><text:tab/><text:tab/> PHI *<text:tab/>Input_Word <text:s text:c="2"/><text:tab/> <text:s text:c="5"/><text:tab/> <text:s text:c="6"/>PHI * Input_Word</text:p>
      <text:p text:style-name="P200"><text:s text:c="3"/>&lt;Hypernym_List&gt;&lt;------------------------ Input_Word ----------------------&gt;&lt;Hypernym_List&gt;</text:p>
      <text:p text:style-name="P200">&lt; ------------------------------------------------Vector Space---------------------------------------------------&gt;</text:p>
      <text:p text:style-name="P198"/>
      <text:p text:style-name="P170"/>
      <table:table table:name="Table6" table:style-name="Table6">
        <table:table-column table:style-name="Table6.A"/>
        <table:table-column table:style-name="Table6.B"/>
        <table:table-row>
          <table:table-cell table:style-name="Table6.A1" table:number-columns-spanned="2" office:value-type="string">
            <text:p text:style-name="P26">TABLE 6</text:p>
          </table:table-cell>
          <table:covered-table-cell/>
        </table:table-row>
        <table:table-row>
          <table:table-cell table:style-name="Table6.A2" table:number-columns-spanned="2" office:value-type="string">
            <text:p text:style-name="P27">Step 2: 3.word2Vec Configuration <text:span text:style-name="T34">Combination 3</text:span></text:p>
            <text:p text:style-name="P28">A. <text:span text:style-name="T120">CBOW</text:span> <text:s text:c="18"/></text:p>
            <text:p text:style-name="P28">B. 1.<text:span text:style-name="T117">F : C+D:Normaliation2+NormalizationHP</text:span></text:p>
            <text:p text:style-name="P28">C. Window Size : 20 + 10 </text:p>
            <text:p text:style-name="P29">Vocab size : 972144</text:p>
          </table:table-cell>
          <table:covered-table-cell/>
        </table:table-row>
        <table:table-row>
          <table:table-cell table:style-name="Table6.A3" office:value-type="string">
            <text:p text:style-name="P63">phi01.txt</text:p>
          </table:table-cell>
          <table:table-cell table:style-name="Table6.A2" office:value-type="string">
            <text:p text:style-name="P63">phi02.txt</text:p>
          </table:table-cell>
        </table:table-row>
        <table:table-row>
          <table:table-cell table:style-name="Table6.A3" office:value-type="string">
            <text:p text:style-name="P183"><text:span text:style-name="T8">MRR: </text:span><text:span text:style-name="T26">0.0255195841196</text:span></text:p>
            <text:p text:style-name="P171">MAP: 0.0244134152884</text:p>
            <text:p text:style-name="P171">R-P: 0.0233548655049</text:p>
            <text:p text:style-name="P171">P@1: 0.0113333333333</text:p>
            <text:p text:style-name="P171">P@5: 0.00973333333333</text:p>
            <text:p text:style-name="P171">P@15: 0.0048</text:p>
          </table:table-cell>
          <table:table-cell table:style-name="Table6.A2" office:value-type="string">
            <text:p text:style-name="P183"><text:span text:style-name="T8">MRR: </text:span><text:span text:style-name="T26">0.0254063566064</text:span></text:p>
            <text:p text:style-name="P171">MAP: 0.0246934852185</text:p>
            <text:p text:style-name="P171">R-P: 0.0239806138306</text:p>
            <text:p text:style-name="P171">P@1: 0.0126666666667</text:p>
            <text:p text:style-name="P171">P@5: 0.00946666666667</text:p>
            <text:p text:style-name="P171">P@15: 0.00462222222222</text:p>
          </table:table-cell>
        </table:table-row>
        <table:table-row>
          <table:table-cell table:style-name="Table6.A2" table:number-columns-spanned="2" office:value-type="string">
            <text:p text:style-name="P55">Step 2: 3.word2Vec Configuration <text:span text:style-name="T35">Combination 4</text:span></text:p>
            <text:p text:style-name="P60">A. <text:span text:style-name="T142">Ship-gram</text:span> <text:s text:c="17"/></text:p>
            <text:p text:style-name="P60">B. 1.<text:span text:style-name="T117">F : C+D:Normaliation2+NormalizationHP</text:span></text:p>
            <text:p text:style-name="P60">C. Window Size : 20 + 10 </text:p>
            <text:p text:style-name="P57">Vocab size : 972144</text:p>
          </table:table-cell>
          <table:covered-table-cell/>
        </table:table-row>
        <table:table-row>
          <table:table-cell table:style-name="Table6.A3" office:value-type="string">
            <text:p text:style-name="P64">phi01.txt</text:p>
          </table:table-cell>
          <table:table-cell table:style-name="Table6.A2" office:value-type="string">
            <text:p text:style-name="P64">phi02.txt</text:p>
          </table:table-cell>
        </table:table-row>
        <table:table-row>
          <table:table-cell table:style-name="Table6.A3" office:value-type="string">
            <text:p text:style-name="P171">MRR: 0.00222222222222</text:p>
            <text:p text:style-name="P171">MAP: 0.00222222222222</text:p>
            <text:p text:style-name="P171">R-P: 0.00222222222222</text:p>
            <text:p text:style-name="P171"><text:soft-page-break/>P@1: 0.00133333333333</text:p>
            <text:p text:style-name="P171">P@5: 0.0008</text:p>
            <text:p text:style-name="P171">P@15: 0.000355555555556</text:p>
          </table:table-cell>
          <table:table-cell table:style-name="Table6.A2" office:value-type="string">
            <text:p text:style-name="P171">MRR: 0.0003</text:p>
            <text:p text:style-name="P171">MAP: 0.0003</text:p>
            <text:p text:style-name="P171">R-P: 0.0003</text:p>
            <text:p text:style-name="P171"><text:soft-page-break/>P@1: 0.0</text:p>
            <text:p text:style-name="P171">P@5: 0.000266666666667</text:p>
            <text:p text:style-name="P171">P@15: 8.88888888889e-05</text:p>
          </table:table-cell>
        </table:table-row>
      </table:table>
      <text:p text:style-name="P138">Result:</text:p>
      <text:p text:style-name="P155"><text:span text:style-name="T148">From the above table </text:span><text:span text:style-name="T150">U</text:span><text:span text:style-name="T149">MBCNewNormNoStopHearst_</text:span><text:span text:style-name="T151">CBOW_</text:span><text:span text:style-name="T149">20_10</text:span> with below configurations <text:span text:style-name="T123">(Combination 3) is considered as the final best word embedding for our task. </text:span></text:p>
      <text:p text:style-name="P155"><text:tab/>- <text:tab/><text:span text:style-name="T123">CBOW </text:span>Model</text:p>
      <text:p text:style-name="P155"><text:tab/>- <text:tab/>Data: Normalization2 + <text:s/><text:span text:style-name="T40">Normalized Hearst Patterns</text:span></text:p>
      <text:p text:style-name="P147"><text:tab/>- <text:tab/><text:span text:style-name="T40">window size + minimum frequency : <text:s/>20 + 10</text:span></text:p>
      <text:p text:style-name="P172"/>
      <text:p text:style-name="P157"><text:span text:style-name="T76">S</text:span><text:span text:style-name="T74">TEP </text:span><text:span text:style-name="T76">4</text:span><text:span text:style-name="T74">: </text:span><text:span text:style-name="T76">Including the left out Hearst Pattern :</text:span></text:p>
      <text:p text:style-name="P157"><text:span text:style-name="T77"><text:tab/><text:tab/><text:tab/></text:span><text:span text:style-name="T76">&lt;hyponym&gt; is (a|an|the) &lt;hypernym&gt;</text:span></text:p>
      <text:p text:style-name="P84"><text:span text:style-name="T78"><text:tab/><text:tab/><text:tab/> <text:s text:c="3"/></text:span><text:span text:style-name="T85">S</text:span><text:span text:style-name="T84">tage2 : MODEL</text:span><text:span text:style-name="T86">1</text:span></text:p>
      <text:p text:style-name="P96">This approach was last attempt to improve the Mean Resiprocal Rank (MRR) score of our task.</text:p>
      <text:p text:style-name="P96">This Model has two major components:</text:p>
      <text:p text:style-name="P161">I. When I looked up for the candidate hypernyms for a bi-gram or tri-gram concept hyponyms from the training data, one of the candidate hypernym is PART-OF the hyponym itself. <text:span text:style-name="T152">or example, Sociology department : department. Example2, Drug of Abuse : abuse. </text:span>When this assumption is applied to the training data the MRR score is : <text:span text:style-name="T154">0.04</text:span></text:p>
      <text:p text:style-name="P162"/>
      <text:p text:style-name="P163"><text:span text:style-name="T54">II. </text:span><text:span text:style-name="T56">The Hearst Patterns used so far do not have the basic pattern : IS-A. So I extracted </text:span>the following apttern from the UMBC original tagged corpus.</text:p>
      <text:p text:style-name="P163"><text:span text:style-name="T56"><text:s text:c="43"/>Noun-Phrase_1 </text:span><text:span text:style-name="T71">is (a|an|the)</text:span><text:span text:style-name="T152"> Noun-Phrase_2 </text:span></text:p>
      <text:p text:style-name="P191"><text:span text:style-name="T27">T</text:span><text:span text:style-name="T10">hese patterns </text:span><text:span text:style-name="T27">reresent</text:span><text:span text:style-name="T10"> pairs (hyponym, hypernym) </text:span><text:span text:style-name="T27">and is stores </text:span><text:span text:style-name="T10">in a separate file from the other patterns </text:span><text:span text:style-name="T27">as: </text:span></text:p>
      <text:p text:style-name="P163"><text:tab/>hyponym : hypernym<text:tab/><text:tab/><text:tab/><text:tab/><text:tab/>Total pairs = <text:span text:style-name="T113">2,633,421</text:span></text:p>
      <text:p text:style-name="P201"><text:span text:style-name="T10">These new patterns are used alone to extract possible hypernyms from target word . </text:span><text:span text:style-name="T27">The MRR score is </text:span>0.08.<text:span text:style-name="T27"> </text:span></text:p>
      <table:table table:name="Table7" table:style-name="Table7">
        <table:table-column table:style-name="Table7.A"/>
        <table:table-column table:style-name="Table7.B"/>
        <table:table-column table:style-name="Table7.C"/>
        <table:table-row>
          <table:table-cell table:style-name="Table7.A1" office:value-type="string">
            <text:p text:style-name="P65">I. PART-OF bi/tri-gram Concepts</text:p>
          </table:table-cell>
          <table:table-cell table:style-name="Table7.A1" office:value-type="string">
            <text:p text:style-name="P65">II. IS-A - NP1 is (a|an|the) NP0</text:p>
          </table:table-cell>
          <table:table-cell table:style-name="Table7.C1" office:value-type="string">
            <text:p text:style-name="P30">Stage 2 MODEL1= I.+ II.</text:p>
          </table:table-cell>
        </table:table-row>
        <table:table-row>
          <table:table-cell table:style-name="Table7.A2" office:value-type="string">
            <text:p text:style-name="P66">MRR: 0.0406666666667</text:p>
            <text:p text:style-name="P66">MAP: 0.0406666666667</text:p>
            <text:p text:style-name="P66">R-P: 0.0406666666667</text:p>
            <text:p text:style-name="P66">P@1: 0.0406666666667</text:p>
            <text:p text:style-name="P66">P@5: 0.00813333333333</text:p>
            <text:p text:style-name="P66">P@15: 0.00271111111111</text:p>
          </table:table-cell>
          <table:table-cell table:style-name="Table7.A2" office:value-type="string">
            <text:p text:style-name="P65">MRR: 0.0875873015873</text:p>
            <text:p text:style-name="P65">MAP: 0.0856305555556</text:p>
            <text:p text:style-name="P65">R-P: 0.0836523809524</text:p>
            <text:p text:style-name="P65">P@1: 0.0573333333333</text:p>
            <text:p text:style-name="P65">P@5: 0.0298666666667</text:p>
            <text:p text:style-name="P65">P@15: 0.0119111111111</text:p>
          </table:table-cell>
          <table:table-cell table:style-name="Table7.C2" office:value-type="string">
            <text:p text:style-name="P65">MRR: <text:span text:style-name="T149">0.121287301587</text:span></text:p>
            <text:p text:style-name="P65">MAP: 0.118823941799</text:p>
            <text:p text:style-name="P65">R-P: 0.116054761905</text:p>
            <text:p text:style-name="P65">P@1: 0.0926666666667</text:p>
            <text:p text:style-name="P65">P@5: 0.0372</text:p>
            <text:p text:style-name="P65">P@15: 0.0143111111111</text:p>
          </table:table-cell>
        </table:table-row>
      </table:table>
      <text:p text:style-name="P165"/>
      <text:p text:style-name="P88"><text:span text:style-name="T28">By combining the results we get the </text:span><text:span text:style-name="T44">Stage 2 -</text:span><text:span text:style-name="T8"> </text:span><text:span text:style-name="T79">Model 1 </text:span><text:span text:style-name="T80">(</text:span><text:span text:style-name="T79"> </text:span><text:span text:style-name="T80">I</text:span><text:span text:style-name="T79">. + </text:span><text:span text:style-name="T80">II) results</text:span><text:span text:style-name="T8">. </text:span></text:p>
      <text:p text:style-name="P166"/>
      <text:p text:style-name="P151"><text:span text:style-name="T82">S</text:span><text:span text:style-name="T81">TEP </text:span><text:span text:style-name="T83">5</text:span><text:span text:style-name="T81">: </text:span><text:span text:style-name="T83">Merging results of above modules in improve recall rate</text:span><text:span text:style-name="T82"> :</text:span></text:p>
      <text:p text:style-name="P113"><text:span text:style-name="T8">G. </text:span><text:span text:style-name="T14">Arshia created a project to merge the results from two different </text:span><text:span text:style-name="T28">files</text:span><text:span text:style-name="T14"> at a time. “</text:span><text:span text:style-name="T29">mergeTwoResults.py”</text:span></text:p>
      <text:p text:style-name="P192"><text:soft-page-break/><text:span text:style-name="T14">I </text:span><text:span text:style-name="T8">have used this program </text:span><text:span text:style-name="T29">to merge the following results with </text:span><text:span text:style-name="T30">different</text:span><text:span text:style-name="T29"> combinations. This decides the final ranking of the hypernyms in the hypernym list.</text:span></text:p>
      <text:p text:style-name="P173">1. Stage 1 Results – Co-occurrence frequency with normalization results</text:p>
      <text:p text:style-name="P174">2. Stage 1 Results – Co-occurrence frequency with Hearst Patterns (6-patterns)</text:p>
      <text:p text:style-name="P193"><text:span text:style-name="T29">3. Stage 2 Model 1 – Part-Of bi/tri-gram concept input hyponyms + </text:span><text:span text:style-name="T30">h</text:span><text:span text:style-name="T29">ypernyms from IS-A pattern.</text:span></text:p>
      <text:p text:style-name="P194"><text:span text:style-name="T29">4. Stage 2 PHI Module </text:span><text:span text:style-name="T30">01</text:span><text:span text:style-name="T29">-</text:span><text:span text:style-name="T138">&lt;hypernym list 1&gt; = most_similar(positive=[X, PHI*X], negative=[], 10)</text:span></text:p>
      <text:p text:style-name="P190"><text:span text:style-name="T139">5. </text:span><text:span text:style-name="T140">Stage 2 PHI Module </text:span><text:span text:style-name="T139">02</text:span><text:span text:style-name="T140">-&lt;hypernym list 2&gt; = most_similar(positive=[X], negative=[PHI*X], 10)</text:span></text:p>
      <text:p text:style-name="P112"><text:span text:style-name="T14"><text:s/></text:span><text:span text:style-name="T15">We choose to merge the results from different modules </text:span><text:span text:style-name="T16">to increase the</text:span><text:span text:style-name="T15"> recall rate is high. </text:span><text:span text:style-name="T17">This module is MergeModule. The following were the combinations </text:span><text:span text:style-name="T18">tested on both trial and test data</text:span><text:span text:style-name="T17">: </text:span></text:p>
      <text:p text:style-name="P103"><text:span text:style-name="T8"><text:tab/>i. MergeModule( Model1 Results + MergeModule(Stage1 results + PHI module </text:span><text:span text:style-name="T32">(phi01+phi02)</text:span><text:span text:style-name="T8">))</text:span></text:p>
      <text:p text:style-name="P115"><text:span text:style-name="T13"><text:tab/>ii. MergeModule( Stage1 Results + MergeModule( Model1 results + PHI module </text:span><text:span text:style-name="T32">(phi01+phi02)</text:span><text:span text:style-name="T13">))</text:span><text:span text:style-name="T8"> <text:s text:c="97"/></text:span></text:p>
      <text:p text:style-name="P115"><text:span text:style-name="T13"><text:tab/>iii. MergeModule(MergeModule( Model1 results + PHI module</text:span><text:span text:style-name="T32">(phi01+phi02)</text:span><text:span text:style-name="T13">) + Stage1 Results)</text:span></text:p>
      <text:p text:style-name="P152"><text:span text:style-name="T153">R</text:span>ESULT:</text:p>
      <text:p text:style-name="P158"><text:span text:style-name="T8">The </text:span><text:span text:style-name="T34">i. </text:span><text:span text:style-name="T8">Results were the best for the training data. So we kept this as </text:span><text:span text:style-name="T32">our </text:span><text:span text:style-name="T8">final combination. This is our Babbage_System’</text:span><text:span text:style-name="T31">s</text:span><text:span text:style-name="T8"> results.</text:span></text:p>
      <text:p text:style-name="P175"/>
      <text:p text:style-name="P169"/>
      <text:p text:style-name="P176"/>
      <text:p text:style-name="P111"/>
      <text:p text:style-name="P139">References:</text:p>
      <text:p text:style-name="P111"/>
      <text:p text:style-name="P97"><text:span text:style-name="T8">[1] UMBC WebBase Corpus </text:span><text:a xlink:type="simple" xlink:href="http://ebiquity.umbc.edu/blogger/2013/05/01/umbc-webbase-corpus-of-3b-english-words/" text:style-name="Internet_20_link" text:visited-style-name="Visited_20_Internet_20_Link"><text:span text:style-name="T34">http://ebiquity.umbc.edu/blogger/2013/05/01/umbc-webbase-corpus-of-3b-english-words/</text:span></text:a><text:span text:style-name="T8"> </text:span></text:p>
      <text:p text:style-name="P121"><text:span text:style-name="T11">[2] Automatic Acquisition of Hypernyms from Large Text Corpora </text:span><text:a xlink:type="simple" xlink:href="http://www.aclweb.org/anthology/C92-2082.pdf" text:style-name="Internet_20_link" text:visited-style-name="Visited_20_Internet_20_Link">http://www.aclweb.org/anthology/C92-2082.pdf</text:a><text:span text:style-name="T11"> </text:span></text:p>
      <text:p text:style-name="P89"><text:span text:style-name="T8">[3] </text:span><text:span text:style-name="T87">Learning Semantic Hierarchies via Word Embeddings</text:span><text:span text:style-name="T8"> </text:span><text:a xlink:type="simple" xlink:href="https://www.aclweb.org/anthology/P/P14/P14-1113.xhtml" text:style-name="Internet_20_link" text:visited-style-name="Visited_20_Internet_20_Link">https://www.aclweb.org/anthology/P/P14/P14-1113.xhtml</text:a><text:span text:style-name="T33"> </text:span></text:p>
      <text:p text:style-name="P85"><text:span text:style-name="T8">[4] </text:span><text:span text:style-name="T19">Efficient Estimation of Word Representations in Vector Space</text:span></text:p>
      <text:p text:style-name="P114"><text:a xlink:type="simple" xlink:href="https://arxiv.org/pdf/1301.3781.pdf" text:style-name="Internet_20_link" text:visited-style-name="Visited_20_Internet_20_Link"><text:span text:style-name="T34">https://arxiv.org/pdf/1301.3781.pdf</text:span></text:a><text:span text:style-name="T8"> </text:span></text:p>
      <text:p text:style-name="P177">[5] word2vec Python module</text:p>
      <text:p text:style-name="P177"><text:a xlink:type="simple" xlink:href="https://radimrehurek.com/gensim/about.html" text:style-name="Internet_20_link" text:visited-style-name="Visited_20_Internet_20_Link">https://radimrehurek.com/gensim/about.html</text:a></text:p>
      <text:p text:style-name="P177"/>
      <text:p text:style-name="P178"/>
      <text:p text:style-name="P1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3T13:44:52.923626743</meta:creation-date>
    <dc:date>2017-12-08T13:52:09.208074455</dc:date>
    <meta:editing-duration>PT17H16M41S</meta:editing-duration>
    <meta:editing-cycles>13</meta:editing-cycles>
    <meta:generator>LibreOffice/5.1.6.2$Linux_X86_64 LibreOffice_project/10m0$Build-2</meta:generator>
    <meta:document-statistic meta:table-count="7" meta:image-count="0" meta:object-count="0" meta:page-count="13" meta:paragraph-count="493" meta:word-count="4170" meta:character-count="29129" meta:non-whitespace-character-count="24281"/>
  </office:meta>
</office:document-meta>
</file>